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2d874"/>
    </style:style>
    <style:style style:name="P2" style:family="paragraph" style:parent-style-name="Standard">
      <style:paragraph-properties fo:text-align="justify" style:justify-single-word="false"/>
      <style:text-properties officeooo:paragraph-rsid="0012d874"/>
    </style:style>
    <style:style style:name="P3" style:family="paragraph" style:parent-style-name="Standard">
      <style:paragraph-properties fo:text-align="justify" style:justify-single-word="false"/>
      <style:text-properties officeooo:paragraph-rsid="0015341c"/>
    </style:style>
    <style:style style:name="P4" style:family="paragraph" style:parent-style-name="Standard">
      <style:paragraph-properties fo:text-align="justify" style:justify-single-word="false"/>
      <style:text-properties officeooo:paragraph-rsid="0017f63c"/>
    </style:style>
    <style:style style:name="P5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fffff" fo:padding-left="0.265cm" fo:padding-right="0cm" fo:padding-top="0cm" fo:padding-bottom="0cm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cm" loext:border="none"/>
    </style:style>
    <style:style style:name="P6" style:family="paragraph" style:parent-style-name="Text_20_body" style:list-style-name="L1">
      <loext:graphic-properties draw:fill="solid" draw:fill-color="#f8f8f8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8f8f8" fo:padding-left="0.265cm" fo:padding-right="0cm" fo:padding-top="0cm" fo:padding-bottom="0cm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cm" loext:border="none"/>
    </style:style>
    <style:style style:name="P7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fffff" fo:padding-left="0.265cm" fo:padding-right="0cm" fo:padding-top="0cm" fo:padding-bottom="0cm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cm" loext:border="none"/>
    </style:style>
    <style:style style:name="P8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fffff" fo:padding-left="0.265cm" fo:padding-right="0cm" fo:padding-top="0cm" fo:padding-bottom="0cm" fo:border-left="2.24pt solid #6ce26c" fo:border-right="none" fo:border-top="none" fo:border-bottom="none"/>
      <style:text-properties fo:font-variant="normal" fo:text-transform="none" fo:color="#000000" fo:letter-spacing="normal" loext:padding="0cm" loext:border="none"/>
    </style:style>
    <style:style style:name="P9" style:family="paragraph" style:parent-style-name="Text_20_body" style:list-style-name="L1">
      <loext:graphic-properties draw:fill="solid" draw:fill-color="#f8f8f8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8f8f8" fo:padding-left="0.265cm" fo:padding-right="0cm" fo:padding-top="0cm" fo:padding-bottom="0cm" fo:border-left="2.24pt solid #6ce26c" fo:border-right="none" fo:border-top="none" fo:border-bottom="none"/>
      <style:text-properties fo:font-variant="normal" fo:text-transform="none" fo:color="#000000" fo:letter-spacing="normal" loext:padding="0cm" loext:border="none"/>
    </style:style>
    <style:style style:name="P10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f4141"/>
    </style:style>
    <style:style style:name="T2" style:family="text">
      <style:text-properties fo:color="#008200"/>
    </style:style>
    <style:style style:name="T3" style:family="text">
      <style:text-properties fo:color="#008200" style:font-name="Consolas" fo:font-size="9pt" fo:font-style="normal" fo:font-weight="normal"/>
    </style:style>
    <style:style style:name="T4" style:family="text">
      <style:text-properties fo:color="#808080"/>
    </style:style>
    <style:style style:name="T5" style:family="text">
      <style:text-properties fo:color="#2e8b57" fo:font-weight="bold"/>
    </style:style>
    <style:style style:name="T6" style:family="text">
      <style:text-properties fo:color="#2e8b57" style:font-name="Consolas" fo:font-size="9pt" fo:font-style="normal" fo:font-weight="bold"/>
    </style:style>
    <style:style style:name="T7" style:family="text">
      <style:text-properties fo:color="#006699" fo:font-weight="bold"/>
    </style:style>
    <style:style style:name="T8" style:family="text">
      <style:text-properties fo:color="#006699" style:font-name="Consolas" fo:font-size="9pt" fo:font-style="normal" fo:font-weight="bold"/>
    </style:style>
    <style:style style:name="T9" style:family="text">
      <style:text-properties style:font-name="Consolas" fo:font-size="9pt" fo:font-style="normal" fo:font-weight="normal"/>
    </style:style>
    <style:style style:name="T10" style:family="text">
      <style:text-properties style:font-name="Consolas" fo:font-size="9pt" fo:font-style="normal" fo:font-weight="normal" officeooo:rsid="00166b42"/>
    </style:style>
    <style:style style:name="T11" style:family="text">
      <style:text-properties fo:color="#0000ff" style:font-name="Consolas" fo:font-size="9pt" fo:font-style="normal" fo:font-weight="normal"/>
    </style:style>
    <style:style style:name="T12" style:family="text">
      <style:text-properties fo:font-variant="normal" fo:text-transform="none" fo:color="#008200" style:font-name="Consolas" fo:font-size="9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style:font-name="Consolas" fo:font-size="9pt" fo:letter-spacing="normal" fo:font-style="normal" fo:font-weight="normal" loext:padding="0cm" loext:border="none"/>
    </style:style>
    <text:list-style style:name="L1">
      <text:list-level-style-number text:level="1" text:style-name="Numbering_20_Symbols" style:num-suffix="." style:num-format="1">
        <style:list-level-properties text:space-before="1.19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ystem<text:span text:style-name="T1">y</text:span> wbudowan<text:span text:style-name="T1">e – sprawozdanie z ćwiczeń</text:span></text:h>
      <text:p text:style-name="P1"><text:span text:style-name="T1">(praca samodzielna)</text:span><text:line-break/><text:line-break/>Autor: Kamil Pietrzkiewicz, ISI, NS, V <text:span text:style-name="T1">semestr</text:span></text:p>
      <text:p text:style-name="P1"/>
      <text:p text:style-name="P2"><text:span text:style-name="T1"><text:line-break/>W ramach ćwiczeń zrealizowałem 3 zadania wyznaczone przez prowadzącego. <text:line-break/>Były to: zadanie 1, zadanie 2 oraz zadanie 3. Zadanie 1 polegało na utworzeniu 9 podprogramów, z których każdy realizował inny temat. Należało wykorzystać kod zaprezentowany przez prowadzącego służący do: przechwycenia naciśnięcia przycisku, zapalenia diód, wyświetlenia napisów na wyświetlaczu LCD oraz tworzeniu liczników BCD, binarnych oraz w kodzie Greya.</text:span></text:p>
      <text:p text:style-name="P3"><text:span text:style-name="T1">Zadania okazały się proste w realizacji. Jedyny moment, który wymagał chwili zastanowienia to realizacja podprogramu „kolejka”. Trudność wynikała z konieczności zrozumienia, w jaki sposób należy zapalać i gasić kolejne diody.</text:span></text:p>
      <text:p text:style-name="P3"/>
      <text:p text:style-name="P3">Listing kodu zadania 1:</text:p>
      <text:p text:style-name="P4"><text:span text:style-name="T1"><text:line-break/>Poniżej znajduje się deklaracja stałych konfigurujących kompilator kodu</text:span></text:p>
      <text:p text:style-name="P4"><text:span text:style-name="T1"><text:line-break/></text:span><text:span text:style-name="T12"><text:tab/> <text:s/>//CONFIG1H</text:span><text:span text:style-name="T13">  </text:span></text:p>
      <text:list xml:id="list515801472" text:style-name="L1">
        <text:list-item>
          <text:p text:style-name="P6"><text:span text:style-name="T4">#pragma config OSC = HSPLL      // Oscillator Selection bits (HS oscillator, PLL enabled (Clock Frequency = 4 x FOSC1))</text:span>  </text:p>
        </text:list-item>
        <text:list-item>
          <text:p text:style-name="P5"><text:span text:style-name="T4">#pragma config FCMEN = OFF      // Fail-Safe Clock Monitor Enable bit (Fail-Safe Clock Monitor disabled)</text:span>  </text:p>
        </text:list-item>
        <text:list-item>
          <text:p text:style-name="P6"><text:span text:style-name="T4">#pragma config IESO = OFF       // Internal/External Oscillator Switchover bit (Oscillator Switchover mode disabled)</text:span>  </text:p>
        </text:list-item>
        <text:list-item>
          <text:p text:style-name="P8">  </text:p>
        </text:list-item>
        <text:list-item>
          <text:p text:style-name="P6"><text:span text:style-name="T2">// CONFIG2L</text:span>  </text:p>
        </text:list-item>
        <text:list-item>
          <text:p text:style-name="P5"><text:span text:style-name="T4">#pragma config PWRT = ON        // Power-up Timer Enable bit (PWRT enabled)</text:span>  </text:p>
        </text:list-item>
        <text:list-item>
          <text:p text:style-name="P6"><text:span text:style-name="T4">#pragma config BOREN = OFF      // Brown-out Reset Enable bits (Brown-out Reset disabled in hardware and software)</text:span>  </text:p>
        </text:list-item>
        <text:list-item>
          <text:p text:style-name="P5"><text:span text:style-name="T4">#pragma config BORV = 3         // Brown Out Reset Voltage bits (Minimum setting)</text:span>  </text:p>
        </text:list-item>
        <text:list-item>
          <text:p text:style-name="P9">  </text:p>
        </text:list-item>
        <text:list-item>
          <text:p text:style-name="P5"><text:span text:style-name="T2">// CONFIG2H</text:span>  </text:p>
        </text:list-item>
        <text:list-item>
          <text:p text:style-name="P6"><text:span text:style-name="T4">#pragma config WDT = OFF        // Watchdog Timer Enable bit (WDT disabled (control is placed on the SWDTEN bit))</text:span>  </text:p>
        </text:list-item>
        <text:list-item>
          <text:p text:style-name="P5"><text:span text:style-name="T4">#pragma config WDTPS = 32768    // Watchdog Timer Postscale Select bits (1:32768)</text:span>  </text:p>
        </text:list-item>
        <text:list-item>
          <text:p text:style-name="P9">  </text:p>
        </text:list-item>
        <text:list-item>
          <text:p text:style-name="P5"><text:span text:style-name="T2">// CONFIG3H</text:span>  </text:p>
        </text:list-item>
        <text:list-item>
          <text:p text:style-name="P6"><text:span text:style-name="T4">#pragma config CCP2MX = PORTC   // CCP2 MUX bit (CCP2 input/output is multiplexed with RC1)</text:span>  </text:p>
        </text:list-item>
        <text:list-item>
          <text:p text:style-name="P5"><text:span text:style-name="T4">#pragma config PBADEN = OFF     // PORTB A/D Enable bit (PORTB&lt;4:0&gt; pins are configured as digital I/O on Reset)</text:span>  </text:p>
        </text:list-item>
        <text:list-item>
          <text:p text:style-name="P6"><text:span text:style-name="T4">#pragma config LPT1OSC = OFF    // Low-Power Timer1 Oscillator Enable bit (Timer1 configured for higher power operation)</text:span>  </text:p>
        </text:list-item>
        <text:list-item>
          <text:p text:style-name="P5"><text:span text:style-name="T4">#pragma config MCLRE = ON       // MCLR Pin Enable bit (MCLR pin enabled; RE3 input pin disabled)</text:span>  </text:p>
        </text:list-item>
        <text:list-item>
          <text:p text:style-name="P9">  </text:p>
        </text:list-item>
        <text:list-item>
          <text:p text:style-name="P5"><text:span text:style-name="T2">// CONFIG4L</text:span>  </text:p>
        </text:list-item>
        <text:list-item>
          <text:p text:style-name="P6"><text:span text:style-name="T4">#pragma config STVREN = OFF     // Stack Full/Underflow Reset Enable bit (Stack full/underflow will not cause Reset)</text:span>  </text:p>
        </text:list-item>
        <text:list-item>
          <text:p text:style-name="P5"><text:span text:style-name="T4">#pragma config LVP = OFF        // Single-Supply ICSP Enable bit (Single-Supply ICSP disabled)</text:span>  </text:p>
        </text:list-item>
        <text:list-item>
          <text:p text:style-name="P6"><text:span text:style-name="T4">#pragma config XINST = OFF      // Extended Instruction Set Enable bit (Instruction set extension and Indexed Addressing mode disabled (Legacy mode))</text:span>  </text:p>
        </text:list-item>
        <text:list-item>
          <text:p text:style-name="P8">  </text:p>
        </text:list-item>
        <text:list-item>
          <text:p text:style-name="P6"><text:span text:style-name="T2">// CONFIG5L</text:span>  </text:p>
        </text:list-item>
        <text:list-item>
          <text:p text:style-name="P5"><text:soft-page-break/><text:span text:style-name="T4">#pragma config CP0 = OFF        // Code Protection bit (Block 0 (000800-003FFFh) not code-protected)</text:span>  </text:p>
        </text:list-item>
        <text:list-item>
          <text:p text:style-name="P6"><text:span text:style-name="T4">#pragma config CP1 = OFF        // Code Protection bit (Block 1 (004000-007FFFh) not code-protected)</text:span>  </text:p>
        </text:list-item>
        <text:list-item>
          <text:p text:style-name="P5"><text:span text:style-name="T4">#pragma config CP2 = OFF        // Code Protection bit (Block 2 (008000-00BFFFh) not code-protected)</text:span>  </text:p>
        </text:list-item>
        <text:list-item>
          <text:p text:style-name="P6"><text:span text:style-name="T4">#pragma config CP3 = OFF        // Code Protection bit (Block 3 (00C000-00FFFFh) not code-protected)</text:span>  </text:p>
        </text:list-item>
        <text:list-item>
          <text:p text:style-name="P8">  </text:p>
        </text:list-item>
        <text:list-item>
          <text:p text:style-name="P6"><text:span text:style-name="T2">// CONFIG5H</text:span>  </text:p>
        </text:list-item>
        <text:list-item>
          <text:p text:style-name="P5"><text:span text:style-name="T4">#pragma config CPB = OFF        // Boot Block Code Protection bit (Boot block (000000-0007FFh) not code-protected)</text:span>  </text:p>
        </text:list-item>
        <text:list-item>
          <text:p text:style-name="P6"><text:span text:style-name="T4">#pragma config CPD = OFF        // Data EEPROM Code Protection bit (Data EEPROM not code-protected)</text:span>  </text:p>
        </text:list-item>
        <text:list-item>
          <text:p text:style-name="P8">  </text:p>
        </text:list-item>
        <text:list-item>
          <text:p text:style-name="P6"><text:span text:style-name="T2">// CONFIG6L</text:span>  </text:p>
        </text:list-item>
        <text:list-item>
          <text:p text:style-name="P5"><text:span text:style-name="T4">#pragma config WRT0 = OFF       // Write Protection bit (Block 0 (000800-003FFFh) not write-protected)</text:span>  </text:p>
        </text:list-item>
        <text:list-item>
          <text:p text:style-name="P6"><text:span text:style-name="T4">#pragma config WRT1 = OFF       // Write Protection bit (Block 1 (004000-007FFFh) not write-protected)</text:span>  </text:p>
        </text:list-item>
        <text:list-item>
          <text:p text:style-name="P5"><text:span text:style-name="T4">#pragma config WRT2 = OFF       // Write Protection bit (Block 2 (008000-00BFFFh) not write-protected)</text:span>  </text:p>
        </text:list-item>
        <text:list-item>
          <text:p text:style-name="P6"><text:span text:style-name="T4">#pragma config WRT3 = OFF       // Write Protection bit (Block 3 (00C000-00FFFFh) not write-protected)</text:span>  </text:p>
        </text:list-item>
        <text:list-item>
          <text:p text:style-name="P8">  </text:p>
        </text:list-item>
        <text:list-item>
          <text:p text:style-name="P6"><text:span text:style-name="T2">// CONFIG6H</text:span>  </text:p>
        </text:list-item>
        <text:list-item>
          <text:p text:style-name="P5"><text:span text:style-name="T4">#pragma config WRTC = OFF       // Configuration Register Write Protection bit (Configuration registers (300000-3000FFh) not write-protected)</text:span>  </text:p>
        </text:list-item>
        <text:list-item>
          <text:p text:style-name="P6"><text:span text:style-name="T4">#pragma config WRTB = OFF       // Boot Block Write Protection bit (Boot Block (000000-0007FFh) not write-protected)</text:span>  </text:p>
        </text:list-item>
        <text:list-item>
          <text:p text:style-name="P5"><text:span text:style-name="T4">#pragma config WRTD = OFF       // Data EEPROM Write Protection bit (Data EEPROM not write-protected)</text:span>  </text:p>
        </text:list-item>
        <text:list-item>
          <text:p text:style-name="P9">  </text:p>
        </text:list-item>
        <text:list-item>
          <text:p text:style-name="P5"><text:span text:style-name="T2">// CONFIG7L</text:span>  </text:p>
        </text:list-item>
        <text:list-item>
          <text:p text:style-name="P6"><text:span text:style-name="T4">#pragma config EBTR0 = OFF      // Table Read Protection bit (Block 0 (000800-003FFFh) not protected from table reads executed in other blocks)</text:span>  </text:p>
        </text:list-item>
        <text:list-item>
          <text:p text:style-name="P5"><text:span text:style-name="T4">#pragma config EBTR1 = OFF      // Table Read Protection bit (Block 1 (004000-007FFFh) not protected from table reads executed in other blocks)</text:span>  </text:p>
        </text:list-item>
        <text:list-item>
          <text:p text:style-name="P6"><text:span text:style-name="T4">#pragma config EBTR2 = OFF      // Table Read Protection bit (Block 2 (008000-00BFFFh) not protected from table reads executed in other blocks)</text:span>  </text:p>
        </text:list-item>
        <text:list-item>
          <text:p text:style-name="P5"><text:span text:style-name="T4">#pragma config EBTR3 = OFF      // Table Read Protection bit (Block 3 (00C000-00FFFFh) not protected from table reads executed in other blocks)</text:span>  </text:p>
        </text:list-item>
        <text:list-item>
          <text:p text:style-name="P9">  </text:p>
        </text:list-item>
        <text:list-item>
          <text:p text:style-name="P5"><text:span text:style-name="T2">// CONFIG7H</text:span>  </text:p>
        </text:list-item>
        <text:list-item>
          <text:p text:style-name="P6"><text:span text:style-name="T4">#pragma config EBTRB = OFF</text:span>  </text:p>
        </text:list-item>
        <text:list-item>
          <text:p text:style-name="P8">  </text:p>
        </text:list-item>
        <text:list-item>
          <text:p text:style-name="P6"><text:span text:style-name="T4">#include &lt;xc.h&gt;</text:span>  </text:p>
        </text:list-item>
        <text:list-item>
          <text:p text:style-name="P8">  </text:p>
        </text:list-item>
        <text:list-item>
          <text:p text:style-name="P6"><text:span text:style-name="T4">#define LENA  PORTEbits.RE1</text:span>  </text:p>
        </text:list-item>
        <text:list-item>
          <text:p text:style-name="P5"><text:span text:style-name="T4">#define LDAT  PORTEbits.RE2</text:span>  </text:p>
        </text:list-item>
        <text:list-item>
          <text:p text:style-name="P6"><text:span text:style-name="T4">#define LPORT PORTD</text:span>  </text:p>
        </text:list-item>
        <text:list-item>
          <text:p text:style-name="P8">  </text:p>
        </text:list-item>
        <text:list-item>
          <text:p text:style-name="P6"><text:span text:style-name="T4">#define L_ON    0x0F</text:span>  </text:p>
        </text:list-item>
        <text:list-item>
          <text:p text:style-name="P5"><text:span text:style-name="T4">#define L_OFF   0x08</text:span>  </text:p>
        </text:list-item>
        <text:list-item>
          <text:p text:style-name="P6"><text:span text:style-name="T4">#define L_CLR   0x01</text:span>  </text:p>
        </text:list-item>
        <text:list-item>
          <text:p text:style-name="P5"><text:span text:style-name="T4">#define L_L1    0x80</text:span>  </text:p>
        </text:list-item>
        <text:list-item>
          <text:p text:style-name="P6"><text:span text:style-name="T4">#define L_L2    0xC0</text:span>  </text:p>
        </text:list-item>
        <text:list-item>
          <text:p text:style-name="P8">  </text:p>
        </text:list-item>
        <text:list-item>
          <text:p text:style-name="P6"><text:span text:style-name="T2">//dodane linie 3 i 4</text:span>  </text:p>
        </text:list-item>
        <text:list-item>
          <text:p text:style-name="P5"><text:span text:style-name="T4">#define L_L3    0x90</text:span>  </text:p>
        </text:list-item>
        <text:list-item>
          <text:p text:style-name="P6"><text:span text:style-name="T4">#define L_L4    0x00</text:span>  </text:p>
        </text:list-item>
        <text:list-item>
          <text:p text:style-name="P8">  </text:p>
        </text:list-item>
        <text:list-item>
          <text:p text:style-name="P6"><text:span text:style-name="T4">#define L_CR    0x0F        </text:span>  </text:p>
        </text:list-item>
        <text:list-item>
          <text:p text:style-name="P5"><text:span text:style-name="T4">#define L_NCR   0x0C    </text:span>  </text:p>
        </text:list-item>
        <text:list-item>
          <text:p text:style-name="P9">  </text:p>
        </text:list-item>
        <text:list-item>
          <text:p text:style-name="P5"><text:soft-page-break/><text:span text:style-name="T4">#define L_CFG   0x38</text:span>  </text:p>
        </text:list-item>
        <text:list-item>
          <text:p text:style-name="P9">  </text:p>
        </text:list-item>
        <text:list-item>
          <text:p text:style-name="P5"><text:span text:style-name="T4">#include &lt;xc.h&gt;</text:span>  </text:p>
        </text:list-item>
      </text:list>
      <text:p text:style-name="P7"/>
      <text:list xml:id="list64554992883953" text:continue-numbering="true" text:style-name="L1">
        <text:list-item>
          <text:p text:style-name="P9">  </text:p>
        </text:list-item>
        <text:list-item>
          <text:p text:style-name="P5">unsigned <text:span text:style-name="T5">char</text:span> direction = 0;  </text:p>
        </text:list-item>
        <text:list-item>
          <text:p text:style-name="P9">  </text:p>
        </text:list-item>
        <text:list-item>
          <text:p text:style-name="P5"><text:span text:style-name="T7">void</text:span> intToBinary(unsigned <text:span text:style-name="T5">char</text:span> * buffor, unsigned <text:span text:style-name="T5">char</text:span> value)   </text:p>
        </text:list-item>
        <text:list-item>
          <text:p text:style-name="P6">{  </text:p>
        </text:list-item>
        <text:list-item>
          <text:p text:style-name="P8">    <text:span text:style-name="T6">short</text:span><text:span text:style-name="T9"> i = 7;  </text:span></text:p>
        </text:list-item>
        <text:list-item>
          <text:p text:style-name="P9">    <text:span text:style-name="T8">while</text:span><text:span text:style-name="T9"> (i &gt;= 0) {  </text:span></text:p>
        </text:list-item>
        <text:list-item>
          <text:p text:style-name="P8">        <text:span text:style-name="T9">buffor[i] = ((value &gt;&gt; i) &amp; 1);  </text:span></text:p>
        </text:list-item>
        <text:list-item>
          <text:p text:style-name="P9">        <text:span text:style-name="T9">i--;  </text:span></text:p>
        </text:list-item>
        <text:list-item>
          <text:p text:style-name="P8">    <text:span text:style-name="T9">}  </text:span></text:p>
        </text:list-item>
        <text:list-item>
          <text:p text:style-name="P6">}  </text:p>
        </text:list-item>
        <text:list-item>
          <text:p text:style-name="P8">  </text:p>
        </text:list-item>
        <text:list-item>
          <text:p text:style-name="P9">  </text:p>
        </text:list-item>
        <text:list-item>
          <text:p text:style-name="P5"><text:span text:style-name="T7">void</text:span> printMask(unsigned <text:span text:style-name="T5">char</text:span> * mask)  </text:p>
        </text:list-item>
        <text:list-item>
          <text:p text:style-name="P6">{  </text:p>
        </text:list-item>
        <text:list-item>
          <text:p text:style-name="P8">    <text:span text:style-name="T9">unsigned </text:span><text:span text:style-name="T6">char</text:span><text:span text:style-name="T9"> value = 0;  </text:span></text:p>
        </text:list-item>
        <text:list-item>
          <text:p text:style-name="P9">      </text:p>
        </text:list-item>
        <text:list-item>
          <text:p text:style-name="P8">    <text:span text:style-name="T9">value += (mask[7] * 128);  </text:span></text:p>
        </text:list-item>
        <text:list-item>
          <text:p text:style-name="P9">    <text:span text:style-name="T9">value += (mask[6] * 64);  </text:span></text:p>
        </text:list-item>
        <text:list-item>
          <text:p text:style-name="P8">    <text:span text:style-name="T9">value += (mask[5] * 32);  </text:span></text:p>
        </text:list-item>
        <text:list-item>
          <text:p text:style-name="P9">    <text:span text:style-name="T9">value += (mask[4] * 16);   </text:span></text:p>
        </text:list-item>
        <text:list-item>
          <text:p text:style-name="P8">    <text:span text:style-name="T9">value += (mask[3] * 8);   </text:span></text:p>
        </text:list-item>
        <text:list-item>
          <text:p text:style-name="P9">    <text:span text:style-name="T9">value += (mask[2] * 4);   </text:span></text:p>
        </text:list-item>
        <text:list-item>
          <text:p text:style-name="P8">    <text:span text:style-name="T9">value += (mask[1] * 2);   </text:span></text:p>
        </text:list-item>
        <text:list-item>
          <text:p text:style-name="P9">    <text:span text:style-name="T9">value += mask[0];  </text:span></text:p>
        </text:list-item>
        <text:list-item>
          <text:p text:style-name="P8">      </text:p>
        </text:list-item>
        <text:list-item>
          <text:p text:style-name="P9">    <text:span text:style-name="T9">PORTD = value;  </text:span></text:p>
        </text:list-item>
        <text:list-item>
          <text:p text:style-name="P5">}  </text:p>
        </text:list-item>
        <text:list-item>
          <text:p text:style-name="P9">  </text:p>
        </text:list-item>
        <text:list-item>
          <text:p text:style-name="P5"><text:span text:style-name="T5">char</text:span> *cprog_strrev(<text:span text:style-name="T5">char</text:span> *s, <text:span text:style-name="T5">size_t</text:span> n)  </text:p>
        </text:list-item>
        <text:list-item>
          <text:p text:style-name="P6">{  </text:p>
        </text:list-item>
        <text:list-item>
          <text:p text:style-name="P8">    <text:span text:style-name="T6">size_t</text:span><text:span text:style-name="T9"> i, j;  </text:span></text:p>
        </text:list-item>
        <text:list-item>
          <text:p text:style-name="P9">   </text:p>
        </text:list-item>
        <text:list-item>
          <text:p text:style-name="P8">    <text:span text:style-name="T8">for</text:span><text:span text:style-name="T9"> (i = 0, j = n - 1; i &lt; j; i++, j--) {  </text:span></text:p>
        </text:list-item>
        <text:list-item>
          <text:p text:style-name="P9">        <text:span text:style-name="T6">char</text:span><text:span text:style-name="T9"> savev = s[i];  </text:span></text:p>
        </text:list-item>
        <text:list-item>
          <text:p text:style-name="P8">        <text:span text:style-name="T9">s[i] = s[j];  </text:span></text:p>
        </text:list-item>
        <text:list-item>
          <text:p text:style-name="P9">        <text:span text:style-name="T9">s[j] = savev;  </text:span></text:p>
        </text:list-item>
        <text:list-item>
          <text:p text:style-name="P8">    <text:span text:style-name="T9">}  </text:span></text:p>
        </text:list-item>
        <text:list-item>
          <text:p text:style-name="P9">   </text:p>
        </text:list-item>
        <text:list-item>
          <text:p text:style-name="P8">    <text:span text:style-name="T8">return</text:span><text:span text:style-name="T9"> s;  </text:span></text:p>
        </text:list-item>
        <text:list-item>
          <text:p text:style-name="P6">}  </text:p>
        </text:list-item>
        <text:list-item>
          <text:p text:style-name="P8">   </text:p>
        </text:list-item>
        <text:list-item>
          <text:p text:style-name="P6"><text:span text:style-name="T5">char</text:span> *cprog_itos(unsigned <text:span text:style-name="T5">char</text:span> value, <text:span text:style-name="T5">char</text:span> *buf, <text:span text:style-name="T5">size_t</text:span> size, <text:span text:style-name="T5">int</text:span> radix)  </text:p>
        </text:list-item>
        <text:list-item>
          <text:p text:style-name="P5">{  </text:p>
        </text:list-item>
        <text:list-item>
          <text:p text:style-name="P9">    <text:span text:style-name="T8">const</text:span><text:span text:style-name="T9"> </text:span><text:span text:style-name="T6">char</text:span><text:span text:style-name="T9"> *digits = </text:span><text:span text:style-name="T11">"0123456789ABCDEF"</text:span><text:span text:style-name="T9">;  </text:span></text:p>
        </text:list-item>
        <text:list-item>
          <text:p text:style-name="P8">   </text:p>
        </text:list-item>
        <text:list-item>
          <text:p text:style-name="P9">    <text:span text:style-name="T6">int</text:span><text:span text:style-name="T9"> sign = value &lt; 0;  </text:span></text:p>
        </text:list-item>
        <text:list-item>
          <text:p text:style-name="P8">    <text:span text:style-name="T6">size_t</text:span><text:span text:style-name="T9"> n = 0;  </text:span></text:p>
        </text:list-item>
        <text:list-item>
          <text:p text:style-name="P9">   </text:p>
        </text:list-item>
        <text:list-item>
          <text:p text:style-name="P8">    <text:span text:style-name="T8">if</text:span><text:span text:style-name="T9"> (radix == 0) {  </text:span></text:p>
        </text:list-item>
        <text:list-item>
          <text:p text:style-name="P9">        <text:span text:style-name="T9">radix = 10;  </text:span></text:p>
        </text:list-item>
        <text:list-item>
          <text:p text:style-name="P8">    <text:span text:style-name="T9">}  </text:span></text:p>
        </text:list-item>
        <text:list-item>
          <text:p text:style-name="P9"><text:soft-page-break/>      </text:p>
        </text:list-item>
        <text:list-item>
          <text:p text:style-name="P8">    <text:span text:style-name="T8">do</text:span><text:span text:style-name="T9">  </text:span></text:p>
        </text:list-item>
        <text:list-item>
          <text:p text:style-name="P9">        <text:span text:style-name="T9">buf[n++] = digits[abs(value % radix)];  </text:span></text:p>
        </text:list-item>
        <text:list-item>
          <text:p text:style-name="P8">    <text:span text:style-name="T8">while</text:span><text:span text:style-name="T9"> (n &lt; size - 1 &amp;&amp; (value /= radix) != 0);  </text:span></text:p>
        </text:list-item>
        <text:list-item>
          <text:p text:style-name="P9">   </text:p>
        </text:list-item>
        <text:list-item>
          <text:p text:style-name="P8">    <text:span text:style-name="T8">if</text:span><text:span text:style-name="T9"> (sign)  </text:span></text:p>
        </text:list-item>
        <text:list-item>
          <text:p text:style-name="P9">        <text:span text:style-name="T9">buf[n++] = </text:span><text:span text:style-name="T11">'-'</text:span><text:span text:style-name="T9">;  </text:span></text:p>
        </text:list-item>
        <text:list-item>
          <text:p text:style-name="P8">   </text:p>
        </text:list-item>
        <text:list-item>
          <text:p text:style-name="P9">    <text:span text:style-name="T9">buf[n] = </text:span><text:span text:style-name="T11">'\0'</text:span><text:span text:style-name="T9">;  </text:span></text:p>
        </text:list-item>
        <text:list-item>
          <text:p text:style-name="P8">   </text:p>
        </text:list-item>
        <text:list-item>
          <text:p text:style-name="P9">    <text:span text:style-name="T8">return</text:span><text:span text:style-name="T9"> cprog_strrev(buf, n);  </text:span></text:p>
        </text:list-item>
        <text:list-item>
          <text:p text:style-name="P5">}  </text:p>
        </text:list-item>
        <text:list-item>
          <text:p text:style-name="P9">  </text:p>
        </text:list-item>
        <text:list-item>
          <text:p text:style-name="P5"><text:span text:style-name="T7">void</text:span> delay(unsigned <text:span text:style-name="T5">int</text:span> ms)  </text:p>
        </text:list-item>
        <text:list-item>
          <text:p text:style-name="P6">{  </text:p>
        </text:list-item>
        <text:list-item>
          <text:p text:style-name="P8">    <text:span text:style-name="T9">unsigned </text:span><text:span text:style-name="T6">int</text:span><text:span text:style-name="T9"> i;  </text:span></text:p>
        </text:list-item>
        <text:list-item>
          <text:p text:style-name="P9">    <text:span text:style-name="T9">unsigned </text:span><text:span text:style-name="T6">char</text:span><text:span text:style-name="T9"> j;  </text:span></text:p>
        </text:list-item>
        <text:list-item>
          <text:p text:style-name="P8">      </text:p>
        </text:list-item>
        <text:list-item>
          <text:p text:style-name="P9"> <text:span text:style-name="T8">for</text:span><text:span text:style-name="T9"> (i =0; i&lt; ms; i++)  </text:span></text:p>
        </text:list-item>
        <text:list-item>
          <text:p text:style-name="P8"> <text:span text:style-name="T9">{  </text:span></text:p>
        </text:list-item>
        <text:list-item>
          <text:p text:style-name="P9">   </text:p>
        </text:list-item>
        <text:list-item>
          <text:p text:style-name="P8">  <text:span text:style-name="T8">for</text:span><text:span text:style-name="T9"> (j =0 ; j &lt; 200; j++)  </text:span></text:p>
        </text:list-item>
        <text:list-item>
          <text:p text:style-name="P9">   <text:span text:style-name="T9">{  </text:span></text:p>
        </text:list-item>
        <text:list-item>
          <text:p text:style-name="P8">      <text:span text:style-name="T9">Nop();  </text:span></text:p>
        </text:list-item>
        <text:list-item>
          <text:p text:style-name="P9">      <text:span text:style-name="T9">Nop();  </text:span></text:p>
        </text:list-item>
        <text:list-item>
          <text:p text:style-name="P8">      <text:span text:style-name="T9">Nop();  </text:span></text:p>
        </text:list-item>
        <text:list-item>
          <text:p text:style-name="P9">      <text:span text:style-name="T9">Nop();  </text:span></text:p>
        </text:list-item>
        <text:list-item>
          <text:p text:style-name="P8">      <text:span text:style-name="T9">Nop();  </text:span></text:p>
        </text:list-item>
        <text:list-item>
          <text:p text:style-name="P9">   <text:span text:style-name="T9">}  </text:span></text:p>
        </text:list-item>
        <text:list-item>
          <text:p text:style-name="P8"> <text:span text:style-name="T9">}  </text:span></text:p>
        </text:list-item>
        <text:list-item>
          <text:p text:style-name="P6">}  </text:p>
        </text:list-item>
        <text:list-item>
          <text:p text:style-name="P8">  </text:p>
        </text:list-item>
        <text:list-item>
          <text:p text:style-name="P6">unsigned <text:span text:style-name="T5">int</text:span> adc(unsigned <text:span text:style-name="T5">char</text:span> kanal)  </text:p>
        </text:list-item>
        <text:list-item>
          <text:p text:style-name="P5">{  </text:p>
        </text:list-item>
        <text:list-item>
          <text:p text:style-name="P9">    <text:span text:style-name="T8">switch</text:span><text:span text:style-name="T9">(kanal)  </text:span></text:p>
        </text:list-item>
        <text:list-item>
          <text:p text:style-name="P8">    <text:span text:style-name="T9">{  </text:span></text:p>
        </text:list-item>
        <text:list-item>
          <text:p text:style-name="P9">        <text:span text:style-name="T8">case</text:span><text:span text:style-name="T9"> 0: ADCON0=0x01; </text:span><text:span text:style-name="T8">break</text:span><text:span text:style-name="T9">; </text:span><text:span text:style-name="T3">//P1</text:span><text:span text:style-name="T9">  </text:span></text:p>
        </text:list-item>
        <text:list-item>
          <text:p text:style-name="P8">        <text:span text:style-name="T8">case</text:span><text:span text:style-name="T9"> 1: ADCON0=0x05; </text:span><text:span text:style-name="T8">break</text:span><text:span text:style-name="T9">; </text:span><text:span text:style-name="T3">//P2</text:span><text:span text:style-name="T9">  </text:span></text:p>
        </text:list-item>
        <text:list-item>
          <text:p text:style-name="P9">        <text:span text:style-name="T8">case</text:span><text:span text:style-name="T9"> 2: ADCON0=0x09; </text:span><text:span text:style-name="T8">break</text:span><text:span text:style-name="T9">;   </text:span></text:p>
        </text:list-item>
        <text:list-item>
          <text:p text:style-name="P8">    <text:span text:style-name="T9">}  </text:span></text:p>
        </text:list-item>
        <text:list-item>
          <text:p text:style-name="P9">      </text:p>
        </text:list-item>
        <text:list-item>
          <text:p text:style-name="P8">    <text:span text:style-name="T9">ADCON0bits.GO=1;  </text:span></text:p>
        </text:list-item>
        <text:list-item>
          <text:p text:style-name="P9">    <text:span text:style-name="T8">while</text:span><text:span text:style-name="T9">(ADCON0bits.GO == 1);  </text:span></text:p>
        </text:list-item>
        <text:list-item>
          <text:p text:style-name="P8">  </text:p>
        </text:list-item>
        <text:list-item>
          <text:p text:style-name="P9">   <text:span text:style-name="T8">return</text:span><text:span text:style-name="T9"> ((((unsigned </text:span><text:span text:style-name="T6">int</text:span><text:span text:style-name="T9">)ADRESH)&lt;&lt;2)|(ADRESL&gt;&gt;6));  </text:span></text:p>
        </text:list-item>
        <text:list-item>
          <text:p text:style-name="P5">}  </text:p>
        </text:list-item>
        <text:list-item>
          <text:p text:style-name="P9">  </text:p>
        </text:list-item>
        <text:list-item>
          <text:p text:style-name="P5"><text:span text:style-name="T7">void</text:span> lcd_wr(unsigned <text:span text:style-name="T5">char</text:span> val)  </text:p>
        </text:list-item>
        <text:list-item>
          <text:p text:style-name="P6">{  </text:p>
        </text:list-item>
        <text:list-item>
          <text:p text:style-name="P8">  <text:span text:style-name="T9">LPORT=val;  </text:span></text:p>
        </text:list-item>
        <text:list-item>
          <text:p text:style-name="P6">}  </text:p>
        </text:list-item>
        <text:list-item>
          <text:p text:style-name="P8">  </text:p>
        </text:list-item>
        <text:list-item>
          <text:p text:style-name="P6"><text:span text:style-name="T7">void</text:span> lcd_cmd(unsigned <text:span text:style-name="T5">char</text:span> val)  </text:p>
        </text:list-item>
        <text:list-item>
          <text:p text:style-name="P5">{  </text:p>
        </text:list-item>
        <text:list-item>
          <text:p text:style-name="P9">    <text:span text:style-name="T9">LENA=1;  </text:span></text:p>
        </text:list-item>
        <text:list-item>
          <text:p text:style-name="P8"><text:soft-page-break/>        <text:span text:style-name="T9">lcd_wr(val);  </text:span></text:p>
        </text:list-item>
        <text:list-item>
          <text:p text:style-name="P9">        <text:span text:style-name="T9">LDAT=0;  </text:span></text:p>
        </text:list-item>
        <text:list-item>
          <text:p text:style-name="P8">        <text:span text:style-name="T3">//delay(3);</text:span><text:span text:style-name="T9">  </text:span></text:p>
        </text:list-item>
        <text:list-item>
          <text:p text:style-name="P9">        <text:span text:style-name="T9">LENA=0;  </text:span></text:p>
        </text:list-item>
        <text:list-item>
          <text:p text:style-name="P8">        <text:span text:style-name="T3">//delay(3);</text:span><text:span text:style-name="T9">  </text:span></text:p>
        </text:list-item>
        <text:list-item>
          <text:p text:style-name="P9">    <text:span text:style-name="T9">LENA=1;  </text:span></text:p>
        </text:list-item>
        <text:list-item>
          <text:p text:style-name="P5">}  </text:p>
        </text:list-item>
        <text:list-item>
          <text:p text:style-name="P9">   </text:p>
        </text:list-item>
        <text:list-item>
          <text:p text:style-name="P5"><text:span text:style-name="T7">void</text:span> lcd_dat(unsigned <text:span text:style-name="T5">char</text:span> val)  </text:p>
        </text:list-item>
        <text:list-item>
          <text:p text:style-name="P6">{  </text:p>
        </text:list-item>
        <text:list-item>
          <text:p text:style-name="P8">    <text:span text:style-name="T9">LENA=1;  </text:span></text:p>
        </text:list-item>
        <text:list-item>
          <text:p text:style-name="P9">        <text:span text:style-name="T9">lcd_wr(val);  </text:span></text:p>
        </text:list-item>
        <text:list-item>
          <text:p text:style-name="P8">        <text:span text:style-name="T9">LDAT=1;  </text:span></text:p>
        </text:list-item>
        <text:list-item>
          <text:p text:style-name="P9">        <text:span text:style-name="T3">//delay(3);</text:span><text:span text:style-name="T9">  </text:span></text:p>
        </text:list-item>
        <text:list-item>
          <text:p text:style-name="P8">        <text:span text:style-name="T9">LENA=0;  </text:span></text:p>
        </text:list-item>
        <text:list-item>
          <text:p text:style-name="P9">        <text:span text:style-name="T3">//delay(3);</text:span><text:span text:style-name="T9">  </text:span></text:p>
        </text:list-item>
        <text:list-item>
          <text:p text:style-name="P8">    <text:span text:style-name="T9">LENA=1;  </text:span></text:p>
        </text:list-item>
        <text:list-item>
          <text:p text:style-name="P6">}  </text:p>
        </text:list-item>
        <text:list-item>
          <text:p text:style-name="P8">  </text:p>
        </text:list-item>
        <text:list-item>
          <text:p text:style-name="P6"><text:span text:style-name="T7">void</text:span> lcd_init(<text:span text:style-name="T7">void</text:span>)  </text:p>
        </text:list-item>
        <text:list-item>
          <text:p text:style-name="P5">{  </text:p>
        </text:list-item>
        <text:list-item>
          <text:p text:style-name="P9">    <text:span text:style-name="T9">LENA=0;  </text:span></text:p>
        </text:list-item>
        <text:list-item>
          <text:p text:style-name="P8">    <text:span text:style-name="T9">LDAT=0;  </text:span></text:p>
        </text:list-item>
        <text:list-item>
          <text:p text:style-name="P9">    <text:span text:style-name="T9">delay(20);  </text:span></text:p>
        </text:list-item>
        <text:list-item>
          <text:p text:style-name="P8">    <text:span text:style-name="T9">LENA=1;  </text:span></text:p>
        </text:list-item>
        <text:list-item>
          <text:p text:style-name="P9">      </text:p>
        </text:list-item>
        <text:list-item>
          <text:p text:style-name="P8">    <text:span text:style-name="T9">lcd_cmd(L_CFG);  </text:span></text:p>
        </text:list-item>
        <text:list-item>
          <text:p text:style-name="P9">    <text:span text:style-name="T9">delay(5);  </text:span></text:p>
        </text:list-item>
        <text:list-item>
          <text:p text:style-name="P8">    <text:span text:style-name="T9">lcd_cmd(L_CFG);  </text:span></text:p>
        </text:list-item>
        <text:list-item>
          <text:p text:style-name="P9">        <text:span text:style-name="T9">delay(1);  </text:span></text:p>
        </text:list-item>
        <text:list-item>
          <text:p text:style-name="P8">    <text:span text:style-name="T9">lcd_cmd(L_CFG); </text:span><text:span text:style-name="T3">//configura</text:span><text:span text:style-name="T9">  </text:span></text:p>
        </text:list-item>
        <text:list-item>
          <text:p text:style-name="P9">    <text:span text:style-name="T9">lcd_cmd(L_OFF);  </text:span></text:p>
        </text:list-item>
        <text:list-item>
          <text:p text:style-name="P8">    <text:span text:style-name="T9">lcd_cmd(L_ON); </text:span><text:span text:style-name="T3">//liga</text:span><text:span text:style-name="T9">  </text:span></text:p>
        </text:list-item>
        <text:list-item>
          <text:p text:style-name="P9">    <text:span text:style-name="T9">lcd_cmd(L_CLR); </text:span><text:span text:style-name="T3">//limpa</text:span><text:span text:style-name="T9">  </text:span></text:p>
        </text:list-item>
        <text:list-item>
          <text:p text:style-name="P8">    <text:span text:style-name="T9">lcd_cmd(L_CFG); </text:span><text:span text:style-name="T3">//configura</text:span><text:span text:style-name="T9">  </text:span></text:p>
        </text:list-item>
        <text:list-item>
          <text:p text:style-name="P9">        <text:span text:style-name="T9">lcd_cmd(L_L1);  </text:span></text:p>
        </text:list-item>
        <text:list-item>
          <text:p text:style-name="P5">}  </text:p>
        </text:list-item>
        <text:list-item>
          <text:p text:style-name="P9">  </text:p>
        </text:list-item>
        <text:list-item>
          <text:p text:style-name="P5"><text:span text:style-name="T7">void</text:span> lcd_str(<text:span text:style-name="T7">const</text:span> <text:span text:style-name="T5">char</text:span>* str)  </text:p>
        </text:list-item>
        <text:list-item>
          <text:p text:style-name="P6">{  </text:p>
        </text:list-item>
        <text:list-item>
          <text:p text:style-name="P8"> <text:span text:style-name="T9">unsigned </text:span><text:span text:style-name="T6">char</text:span><text:span text:style-name="T9"> i=0;  </text:span></text:p>
        </text:list-item>
        <text:list-item>
          <text:p text:style-name="P9">    </text:p>
        </text:list-item>
        <text:list-item>
          <text:p text:style-name="P8"> <text:span text:style-name="T8">while</text:span><text:span text:style-name="T9">(str[i] != 0 )  </text:span></text:p>
        </text:list-item>
        <text:list-item>
          <text:p text:style-name="P9"> <text:span text:style-name="T9">{  </text:span></text:p>
        </text:list-item>
        <text:list-item>
          <text:p text:style-name="P8">   <text:span text:style-name="T9">lcd_dat(str[i]);  </text:span></text:p>
        </text:list-item>
        <text:list-item>
          <text:p text:style-name="P9">   <text:span text:style-name="T9">i++;  </text:span></text:p>
        </text:list-item>
        <text:list-item>
          <text:p text:style-name="P8"> <text:span text:style-name="T9">}    </text:span></text:p>
        </text:list-item>
        <text:list-item>
          <text:p text:style-name="P6">}  </text:p>
        </text:list-item>
        <text:list-item>
          <text:p text:style-name="P8">  </text:p>
        </text:list-item>
        <text:list-item>
          <text:p text:style-name="P6"><text:span text:style-name="T7">void</text:span> subProgram1()  </text:p>
        </text:list-item>
        <text:list-item>
          <text:p text:style-name="P5">{  </text:p>
        </text:list-item>
        <text:list-item>
          <text:p text:style-name="P9">    <text:span text:style-name="T9">lcd_cmd(L_CLR);  </text:span></text:p>
        </text:list-item>
        <text:list-item>
          <text:p text:style-name="P8">    <text:span text:style-name="T9">lcd_cmd(L_L1);  </text:span></text:p>
        </text:list-item>
        <text:list-item>
          <text:p text:style-name="P9">    <text:span text:style-name="T9">lcd_str(</text:span><text:span text:style-name="T11">"Program 1 start"</text:span><text:span text:style-name="T9">);  </text:span></text:p>
        </text:list-item>
        <text:list-item>
          <text:p text:style-name="P8">      </text:p>
        </text:list-item>
        <text:list-item>
          <text:p text:style-name="P9"><text:soft-page-break/>    <text:span text:style-name="T9">unsigned </text:span><text:span text:style-name="T6">char</text:span><text:span text:style-name="T9"> counter = 0;  </text:span></text:p>
        </text:list-item>
        <text:list-item>
          <text:p text:style-name="P8">      </text:p>
        </text:list-item>
        <text:list-item>
          <text:p text:style-name="P9">    <text:span text:style-name="T9">unsigned </text:span><text:span text:style-name="T6">char</text:span><text:span text:style-name="T9"> binBuffer[8];  </text:span></text:p>
        </text:list-item>
        <text:list-item>
          <text:p text:style-name="P8">      </text:p>
        </text:list-item>
        <text:list-item>
          <text:p text:style-name="P9">    <text:span text:style-name="T8">do</text:span><text:span text:style-name="T9"> {  </text:span></text:p>
        </text:list-item>
        <text:list-item>
          <text:p text:style-name="P8">        <text:span text:style-name="T9">intToBinary(binBuffer, counter);   </text:span></text:p>
        </text:list-item>
        <text:list-item>
          <text:p text:style-name="P9">          </text:p>
        </text:list-item>
        <text:list-item>
          <text:p text:style-name="P8">        <text:span text:style-name="T9">printMask(binBuffer);  </text:span></text:p>
        </text:list-item>
        <text:list-item>
          <text:p text:style-name="P9">          </text:p>
        </text:list-item>
        <text:list-item>
          <text:p text:style-name="P8">        <text:span text:style-name="T8">if</text:span><text:span text:style-name="T9"> (isProgramInterupted() == 1) </text:span><text:span text:style-name="T8">return</text:span><text:span text:style-name="T9">;  </text:span></text:p>
        </text:list-item>
        <text:list-item>
          <text:p text:style-name="P9">          </text:p>
        </text:list-item>
        <text:list-item>
          <text:p text:style-name="P8">        <text:span text:style-name="T9">delay(200);  </text:span></text:p>
        </text:list-item>
        <text:list-item>
          <text:p text:style-name="P9">          </text:p>
        </text:list-item>
        <text:list-item>
          <text:p text:style-name="P8">        <text:span text:style-name="T8">if</text:span><text:span text:style-name="T9"> (isProgramInterupted() == 1) </text:span><text:span text:style-name="T8">return</text:span><text:span text:style-name="T9">;          </text:span></text:p>
        </text:list-item>
        <text:list-item>
          <text:p text:style-name="P9">          </text:p>
        </text:list-item>
        <text:list-item>
          <text:p text:style-name="P8">        <text:span text:style-name="T9">counter++;  </text:span></text:p>
        </text:list-item>
        <text:list-item>
          <text:p text:style-name="P9">    <text:span text:style-name="T9">} </text:span><text:span text:style-name="T8">while</text:span><text:span text:style-name="T9"> (counter &lt; 255);  </text:span></text:p>
        </text:list-item>
        <text:list-item>
          <text:p text:style-name="P8">      </text:p>
        </text:list-item>
        <text:list-item>
          <text:p text:style-name="P9">    <text:span text:style-name="T9">lcd_cmd(L_CLR);  </text:span></text:p>
        </text:list-item>
        <text:list-item>
          <text:p text:style-name="P8">    <text:span text:style-name="T9">lcd_cmd(L_L1);  </text:span></text:p>
        </text:list-item>
        <text:list-item>
          <text:p text:style-name="P9">    <text:span text:style-name="T9">lcd_str(</text:span><text:span text:style-name="T11">"Program 1 end"</text:span><text:span text:style-name="T9">);  </text:span></text:p>
        </text:list-item>
        <text:list-item>
          <text:p text:style-name="P8">    <text:span text:style-name="T9">delay(200);  </text:span></text:p>
        </text:list-item>
        <text:list-item>
          <text:p text:style-name="P6">}  </text:p>
        </text:list-item>
        <text:list-item>
          <text:p text:style-name="P8">  </text:p>
        </text:list-item>
        <text:list-item>
          <text:p text:style-name="P6"><text:span text:style-name="T7">void</text:span> subProgram2()  </text:p>
        </text:list-item>
        <text:list-item>
          <text:p text:style-name="P5">{  </text:p>
        </text:list-item>
        <text:list-item>
          <text:p text:style-name="P9">    <text:span text:style-name="T9">lcd_cmd(L_CLR);  </text:span></text:p>
        </text:list-item>
        <text:list-item>
          <text:p text:style-name="P8">    <text:span text:style-name="T9">lcd_cmd(L_L1);  </text:span></text:p>
        </text:list-item>
        <text:list-item>
          <text:p text:style-name="P9">    <text:span text:style-name="T9">lcd_str(</text:span><text:span text:style-name="T11">"Program 2 start"</text:span><text:span text:style-name="T9">);  </text:span></text:p>
        </text:list-item>
        <text:list-item>
          <text:p text:style-name="P8">      </text:p>
        </text:list-item>
        <text:list-item>
          <text:p text:style-name="P9">    <text:span text:style-name="T9">unsigned </text:span><text:span text:style-name="T6">char</text:span><text:span text:style-name="T9"> counter = 255;  </text:span></text:p>
        </text:list-item>
        <text:list-item>
          <text:p text:style-name="P8">      </text:p>
        </text:list-item>
        <text:list-item>
          <text:p text:style-name="P9">    <text:span text:style-name="T9">unsigned </text:span><text:span text:style-name="T6">char</text:span><text:span text:style-name="T9"> binBuffer[8];  </text:span></text:p>
        </text:list-item>
        <text:list-item>
          <text:p text:style-name="P8">      </text:p>
        </text:list-item>
        <text:list-item>
          <text:p text:style-name="P9">    <text:span text:style-name="T8">do</text:span><text:span text:style-name="T9"> {  </text:span></text:p>
        </text:list-item>
        <text:list-item>
          <text:p text:style-name="P8">        <text:span text:style-name="T9">intToBinary(binBuffer, counter);   </text:span></text:p>
        </text:list-item>
        <text:list-item>
          <text:p text:style-name="P9">          </text:p>
        </text:list-item>
        <text:list-item>
          <text:p text:style-name="P8">        <text:span text:style-name="T9">printMask(binBuffer);  </text:span></text:p>
        </text:list-item>
        <text:list-item>
          <text:p text:style-name="P9">          </text:p>
        </text:list-item>
        <text:list-item>
          <text:p text:style-name="P8">        <text:span text:style-name="T8">if</text:span><text:span text:style-name="T9"> (isProgramInterupted() == 1) </text:span><text:span text:style-name="T8">return</text:span><text:span text:style-name="T9">;  </text:span></text:p>
        </text:list-item>
        <text:list-item>
          <text:p text:style-name="P9">          </text:p>
        </text:list-item>
        <text:list-item>
          <text:p text:style-name="P8">        <text:span text:style-name="T9">delay(200);  </text:span></text:p>
        </text:list-item>
        <text:list-item>
          <text:p text:style-name="P9">          </text:p>
        </text:list-item>
        <text:list-item>
          <text:p text:style-name="P8">        <text:span text:style-name="T8">if</text:span><text:span text:style-name="T9"> (isProgramInterupted() == 1) </text:span><text:span text:style-name="T8">return</text:span><text:span text:style-name="T9">;          </text:span></text:p>
        </text:list-item>
        <text:list-item>
          <text:p text:style-name="P9">          </text:p>
        </text:list-item>
        <text:list-item>
          <text:p text:style-name="P8">        <text:span text:style-name="T9">counter--;  </text:span></text:p>
        </text:list-item>
        <text:list-item>
          <text:p text:style-name="P9">    <text:span text:style-name="T9">} </text:span><text:span text:style-name="T8">while</text:span><text:span text:style-name="T9"> (counter &gt; 1);  </text:span></text:p>
        </text:list-item>
        <text:list-item>
          <text:p text:style-name="P8">      </text:p>
        </text:list-item>
        <text:list-item>
          <text:p text:style-name="P9">    <text:span text:style-name="T9">lcd_cmd(L_CLR);  </text:span></text:p>
        </text:list-item>
        <text:list-item>
          <text:p text:style-name="P8">    <text:span text:style-name="T9">lcd_cmd(L_L1);  </text:span></text:p>
        </text:list-item>
        <text:list-item>
          <text:p text:style-name="P9">    <text:span text:style-name="T9">lcd_str(</text:span><text:span text:style-name="T11">"Program 2 end"</text:span><text:span text:style-name="T9">);  </text:span></text:p>
        </text:list-item>
        <text:list-item>
          <text:p text:style-name="P8">    <text:span text:style-name="T9">delay(200);  </text:span></text:p>
        </text:list-item>
        <text:list-item>
          <text:p text:style-name="P6">}  </text:p>
        </text:list-item>
        <text:list-item>
          <text:p text:style-name="P8"><text:soft-page-break/>  </text:p>
        </text:list-item>
        <text:list-item>
          <text:p text:style-name="P6">unsigned <text:span text:style-name="T5">char</text:span> convertValueToGrayCode(unsigned <text:span text:style-name="T5">char</text:span> value)  </text:p>
        </text:list-item>
        <text:list-item>
          <text:p text:style-name="P5">{  </text:p>
        </text:list-item>
        <text:list-item>
          <text:p text:style-name="P9">    <text:span text:style-name="T8">return</text:span><text:span text:style-name="T9"> value ^ (value &gt;&gt; 1);  </text:span></text:p>
        </text:list-item>
        <text:list-item>
          <text:p text:style-name="P5">}  </text:p>
        </text:list-item>
        <text:list-item>
          <text:p text:style-name="P9">  </text:p>
        </text:list-item>
        <text:list-item>
          <text:p text:style-name="P5"><text:span text:style-name="T7">void</text:span> subProgram3()  </text:p>
        </text:list-item>
        <text:list-item>
          <text:p text:style-name="P6">{  </text:p>
        </text:list-item>
        <text:list-item>
          <text:p text:style-name="P8">    <text:span text:style-name="T9">unsigned </text:span><text:span text:style-name="T6">char</text:span><text:span text:style-name="T9"> counter = 0;  </text:span></text:p>
        </text:list-item>
        <text:list-item>
          <text:p text:style-name="P9">    <text:span text:style-name="T9">unsigned </text:span><text:span text:style-name="T6">char</text:span><text:span text:style-name="T9"> counterDisplay = 0;  </text:span></text:p>
        </text:list-item>
        <text:list-item>
          <text:p text:style-name="P8">      </text:p>
        </text:list-item>
        <text:list-item>
          <text:p text:style-name="P9">    <text:span text:style-name="T9">unsigned </text:span><text:span text:style-name="T6">char</text:span><text:span text:style-name="T9"> binBuffer[8];  </text:span></text:p>
        </text:list-item>
        <text:list-item>
          <text:p text:style-name="P8">      </text:p>
        </text:list-item>
        <text:list-item>
          <text:p text:style-name="P9">    <text:span text:style-name="T9">lcd_cmd(L_CLR);  </text:span></text:p>
        </text:list-item>
        <text:list-item>
          <text:p text:style-name="P8">    <text:span text:style-name="T9">lcd_cmd(L_L1);  </text:span></text:p>
        </text:list-item>
        <text:list-item>
          <text:p text:style-name="P9">    <text:span text:style-name="T9">lcd_str(</text:span><text:span text:style-name="T11">"Program 3 start"</text:span><text:span text:style-name="T9">);  </text:span></text:p>
        </text:list-item>
        <text:list-item>
          <text:p text:style-name="P8">      </text:p>
        </text:list-item>
        <text:list-item>
          <text:p text:style-name="P9">    <text:span text:style-name="T8">do</text:span><text:span text:style-name="T9"> {  </text:span></text:p>
        </text:list-item>
        <text:list-item>
          <text:p text:style-name="P8">        <text:span text:style-name="T9">counterDisplay = convertValueToGrayCode(counter);  </text:span></text:p>
        </text:list-item>
        <text:list-item>
          <text:p text:style-name="P9">          </text:p>
        </text:list-item>
        <text:list-item>
          <text:p text:style-name="P8">        <text:span text:style-name="T9">intToBinary(binBuffer, counterDisplay);   </text:span></text:p>
        </text:list-item>
        <text:list-item>
          <text:p text:style-name="P9">          </text:p>
        </text:list-item>
        <text:list-item>
          <text:p text:style-name="P8">        <text:span text:style-name="T9">printMask(binBuffer);  </text:span></text:p>
        </text:list-item>
        <text:list-item>
          <text:p text:style-name="P9">          </text:p>
        </text:list-item>
        <text:list-item>
          <text:p text:style-name="P8">        <text:span text:style-name="T8">if</text:span><text:span text:style-name="T9"> (isProgramInterupted() == 1) </text:span><text:span text:style-name="T8">return</text:span><text:span text:style-name="T9">;  </text:span></text:p>
        </text:list-item>
        <text:list-item>
          <text:p text:style-name="P9">          </text:p>
        </text:list-item>
        <text:list-item>
          <text:p text:style-name="P8">        <text:span text:style-name="T9">delay(200);  </text:span></text:p>
        </text:list-item>
        <text:list-item>
          <text:p text:style-name="P9">          </text:p>
        </text:list-item>
        <text:list-item>
          <text:p text:style-name="P8">        <text:span text:style-name="T8">if</text:span><text:span text:style-name="T9"> (isProgramInterupted() == 1) </text:span><text:span text:style-name="T8">return</text:span><text:span text:style-name="T9">;          </text:span></text:p>
        </text:list-item>
        <text:list-item>
          <text:p text:style-name="P9">          </text:p>
        </text:list-item>
        <text:list-item>
          <text:p text:style-name="P8">        <text:span text:style-name="T9">counter++;  </text:span></text:p>
        </text:list-item>
        <text:list-item>
          <text:p text:style-name="P9">    <text:span text:style-name="T9">} </text:span><text:span text:style-name="T8">while</text:span><text:span text:style-name="T9"> (counter &lt; 255);  </text:span></text:p>
        </text:list-item>
        <text:list-item>
          <text:p text:style-name="P8">      </text:p>
        </text:list-item>
        <text:list-item>
          <text:p text:style-name="P9">    <text:span text:style-name="T9">lcd_cmd(L_CLR);  </text:span></text:p>
        </text:list-item>
        <text:list-item>
          <text:p text:style-name="P8">    <text:span text:style-name="T9">lcd_cmd(L_L1);  </text:span></text:p>
        </text:list-item>
        <text:list-item>
          <text:p text:style-name="P9">    <text:span text:style-name="T9">lcd_str(</text:span><text:span text:style-name="T11">"Program 3 end"</text:span><text:span text:style-name="T9">);  </text:span></text:p>
        </text:list-item>
        <text:list-item>
          <text:p text:style-name="P5">}  </text:p>
        </text:list-item>
        <text:list-item>
          <text:p text:style-name="P9">  </text:p>
        </text:list-item>
        <text:list-item>
          <text:p text:style-name="P5"><text:span text:style-name="T7">void</text:span> subProgram4()  </text:p>
        </text:list-item>
        <text:list-item>
          <text:p text:style-name="P6">{  </text:p>
        </text:list-item>
        <text:list-item>
          <text:p text:style-name="P8">    <text:span text:style-name="T9">unsigned </text:span><text:span text:style-name="T6">char</text:span><text:span text:style-name="T9"> counter = 255;  </text:span></text:p>
        </text:list-item>
        <text:list-item>
          <text:p text:style-name="P9">    <text:span text:style-name="T9">unsigned </text:span><text:span text:style-name="T6">char</text:span><text:span text:style-name="T9"> counterDisplay = 0;  </text:span></text:p>
        </text:list-item>
        <text:list-item>
          <text:p text:style-name="P8">      </text:p>
        </text:list-item>
        <text:list-item>
          <text:p text:style-name="P9">    <text:span text:style-name="T9">unsigned </text:span><text:span text:style-name="T6">char</text:span><text:span text:style-name="T9"> binBuffer[8];  </text:span></text:p>
        </text:list-item>
        <text:list-item>
          <text:p text:style-name="P8">      </text:p>
        </text:list-item>
        <text:list-item>
          <text:p text:style-name="P9">    <text:span text:style-name="T9">lcd_cmd(L_CLR);  </text:span></text:p>
        </text:list-item>
        <text:list-item>
          <text:p text:style-name="P8">    <text:span text:style-name="T9">lcd_cmd(L_L1);  </text:span></text:p>
        </text:list-item>
        <text:list-item>
          <text:p text:style-name="P9">    <text:span text:style-name="T9">lcd_str(</text:span><text:span text:style-name="T11">"Program 4 start"</text:span><text:span text:style-name="T9">);  </text:span></text:p>
        </text:list-item>
        <text:list-item>
          <text:p text:style-name="P8">      </text:p>
        </text:list-item>
        <text:list-item>
          <text:p text:style-name="P9">    <text:span text:style-name="T8">do</text:span><text:span text:style-name="T9"> {  </text:span></text:p>
        </text:list-item>
        <text:list-item>
          <text:p text:style-name="P8">        <text:span text:style-name="T9">counterDisplay = convertValueToGrayCode(counter);  </text:span></text:p>
        </text:list-item>
        <text:list-item>
          <text:p text:style-name="P9">          </text:p>
        </text:list-item>
        <text:list-item>
          <text:p text:style-name="P8">        <text:span text:style-name="T9">intToBinary(binBuffer, counterDisplay);   </text:span></text:p>
        </text:list-item>
        <text:list-item>
          <text:p text:style-name="P9">          </text:p>
        </text:list-item>
        <text:list-item>
          <text:p text:style-name="P8"><text:soft-page-break/>        <text:span text:style-name="T9">printMask(binBuffer);  </text:span></text:p>
        </text:list-item>
        <text:list-item>
          <text:p text:style-name="P9">          </text:p>
        </text:list-item>
        <text:list-item>
          <text:p text:style-name="P8">        <text:span text:style-name="T8">if</text:span><text:span text:style-name="T9"> (isProgramInterupted() == 1) </text:span><text:span text:style-name="T8">return</text:span><text:span text:style-name="T9">;  </text:span></text:p>
        </text:list-item>
        <text:list-item>
          <text:p text:style-name="P9">          </text:p>
        </text:list-item>
        <text:list-item>
          <text:p text:style-name="P8">        <text:span text:style-name="T9">delay(200);</text:span></text:p>
        </text:list-item>
        <text:list-item>
          <text:p text:style-name="P9">          </text:p>
        </text:list-item>
        <text:list-item>
          <text:p text:style-name="P8">        <text:span text:style-name="T8">if</text:span><text:span text:style-name="T9"> (isProgramInterupted() == 1) </text:span><text:span text:style-name="T8">return</text:span><text:span text:style-name="T9">;          </text:span></text:p>
        </text:list-item>
        <text:list-item>
          <text:p text:style-name="P9">          </text:p>
        </text:list-item>
        <text:list-item>
          <text:p text:style-name="P8">        <text:span text:style-name="T9">counter--;  </text:span></text:p>
        </text:list-item>
        <text:list-item>
          <text:p text:style-name="P9">    <text:span text:style-name="T9">} </text:span><text:span text:style-name="T8">while</text:span><text:span text:style-name="T9"> (counter &gt; 0);  </text:span></text:p>
        </text:list-item>
        <text:list-item>
          <text:p text:style-name="P8">      </text:p>
        </text:list-item>
        <text:list-item>
          <text:p text:style-name="P9">    <text:span text:style-name="T9">lcd_cmd(L_CLR);  </text:span></text:p>
        </text:list-item>
        <text:list-item>
          <text:p text:style-name="P8">    <text:span text:style-name="T9">lcd_cmd(L_L1);  </text:span></text:p>
        </text:list-item>
        <text:list-item>
          <text:p text:style-name="P9">    <text:span text:style-name="T9">lcd_str(</text:span><text:span text:style-name="T11">"Program 4 end"</text:span><text:span text:style-name="T9">);  </text:span></text:p>
        </text:list-item>
        <text:list-item>
          <text:p text:style-name="P5">}  </text:p>
        </text:list-item>
        <text:list-item>
          <text:p text:style-name="P9">  </text:p>
        </text:list-item>
        <text:list-item>
          <text:p text:style-name="P5">unsigned <text:span text:style-name="T5">char</text:span> convertIntoToBCD(unsigned <text:span text:style-name="T5">char</text:span> counter)  </text:p>
        </text:list-item>
        <text:list-item>
          <text:p text:style-name="P6">{  </text:p>
        </text:list-item>
        <text:list-item>
          <text:p text:style-name="P8">    <text:span text:style-name="T8">return</text:span><text:span text:style-name="T9"> ((counter / 10) &lt;&lt; 4) | (counter % 10);  </text:span></text:p>
        </text:list-item>
        <text:list-item>
          <text:p text:style-name="P6">}  </text:p>
        </text:list-item>
        <text:list-item>
          <text:p text:style-name="P8">  </text:p>
        </text:list-item>
        <text:list-item>
          <text:p text:style-name="P6"><text:span text:style-name="T7">void</text:span> subProgram5()  </text:p>
        </text:list-item>
        <text:list-item>
          <text:p text:style-name="P5">{  </text:p>
        </text:list-item>
        <text:list-item>
          <text:p text:style-name="P9">    <text:span text:style-name="T9">unsigned </text:span><text:span text:style-name="T6">char</text:span><text:span text:style-name="T9"> counter = 0;  </text:span></text:p>
        </text:list-item>
        <text:list-item>
          <text:p text:style-name="P8">    <text:span text:style-name="T9">unsigned </text:span><text:span text:style-name="T6">char</text:span><text:span text:style-name="T9"> counterDisplay = 0;  </text:span></text:p>
        </text:list-item>
        <text:list-item>
          <text:p text:style-name="P9">      </text:p>
        </text:list-item>
        <text:list-item>
          <text:p text:style-name="P8">    <text:span text:style-name="T9">unsigned </text:span><text:span text:style-name="T6">char</text:span><text:span text:style-name="T9"> binBuffer[8];  </text:span></text:p>
        </text:list-item>
        <text:list-item>
          <text:p text:style-name="P9">      </text:p>
        </text:list-item>
        <text:list-item>
          <text:p text:style-name="P8">    <text:span text:style-name="T9">lcd_cmd(L_CLR);  </text:span></text:p>
        </text:list-item>
        <text:list-item>
          <text:p text:style-name="P9">    <text:span text:style-name="T9">lcd_cmd(L_L1);  </text:span></text:p>
        </text:list-item>
        <text:list-item>
          <text:p text:style-name="P8">    <text:span text:style-name="T9">lcd_str(</text:span><text:span text:style-name="T11">"Program 5 start"</text:span><text:span text:style-name="T9">);  </text:span></text:p>
        </text:list-item>
        <text:list-item>
          <text:p text:style-name="P9">      </text:p>
        </text:list-item>
        <text:list-item>
          <text:p text:style-name="P8">    <text:span text:style-name="T8">do</text:span><text:span text:style-name="T9"> {  </text:span></text:p>
        </text:list-item>
        <text:list-item>
          <text:p text:style-name="P9">        <text:span text:style-name="T9">counterDisplay = convertIntoToBCD(counter);  </text:span></text:p>
        </text:list-item>
        <text:list-item>
          <text:p text:style-name="P8">          </text:p>
        </text:list-item>
        <text:list-item>
          <text:p text:style-name="P9">        <text:span text:style-name="T9">intToBinary(binBuffer, counterDisplay);   </text:span></text:p>
        </text:list-item>
        <text:list-item>
          <text:p text:style-name="P8">          </text:p>
        </text:list-item>
        <text:list-item>
          <text:p text:style-name="P9">        <text:span text:style-name="T9">printMask(binBuffer);  </text:span></text:p>
        </text:list-item>
        <text:list-item>
          <text:p text:style-name="P8">          </text:p>
        </text:list-item>
        <text:list-item>
          <text:p text:style-name="P9">        <text:span text:style-name="T8">if</text:span><text:span text:style-name="T9"> (isProgramInterupted() == 1) </text:span><text:span text:style-name="T8">return</text:span><text:span text:style-name="T9">;  </text:span></text:p>
        </text:list-item>
        <text:list-item>
          <text:p text:style-name="P8">          </text:p>
        </text:list-item>
        <text:list-item>
          <text:p text:style-name="P9">        <text:span text:style-name="T9">delay(200);  </text:span></text:p>
        </text:list-item>
        <text:list-item>
          <text:p text:style-name="P8">          </text:p>
        </text:list-item>
        <text:list-item>
          <text:p text:style-name="P9">        <text:span text:style-name="T8">if</text:span><text:span text:style-name="T9"> (isProgramInterupted() == 1) </text:span><text:span text:style-name="T8">return</text:span><text:span text:style-name="T9">;          </text:span></text:p>
        </text:list-item>
        <text:list-item>
          <text:p text:style-name="P8">          </text:p>
        </text:list-item>
        <text:list-item>
          <text:p text:style-name="P9">        <text:span text:style-name="T9">counter++;  </text:span></text:p>
        </text:list-item>
        <text:list-item>
          <text:p text:style-name="P8">    <text:span text:style-name="T9">} </text:span><text:span text:style-name="T8">while</text:span><text:span text:style-name="T9"> (counter &lt; 99);  </text:span></text:p>
        </text:list-item>
        <text:list-item>
          <text:p text:style-name="P9">      </text:p>
        </text:list-item>
        <text:list-item>
          <text:p text:style-name="P8">    <text:span text:style-name="T9">lcd_cmd(L_CLR);  </text:span></text:p>
        </text:list-item>
        <text:list-item>
          <text:p text:style-name="P9">    <text:span text:style-name="T9">lcd_cmd(L_L1);  </text:span></text:p>
        </text:list-item>
        <text:list-item>
          <text:p text:style-name="P8">    <text:span text:style-name="T9">lcd_str(</text:span><text:span text:style-name="T11">"Program 5 end"</text:span><text:span text:style-name="T9">);  </text:span></text:p>
        </text:list-item>
        <text:list-item>
          <text:p text:style-name="P6">}  </text:p>
        </text:list-item>
        <text:list-item>
          <text:p text:style-name="P8">  </text:p>
        </text:list-item>
        <text:list-item>
          <text:p text:style-name="P6"><text:span text:style-name="T7">void</text:span> subProgram6()  </text:p>
        </text:list-item>
        <text:list-item>
          <text:p text:style-name="P5"><text:soft-page-break/>{  </text:p>
        </text:list-item>
        <text:list-item>
          <text:p text:style-name="P9">    <text:span text:style-name="T9">unsigned </text:span><text:span text:style-name="T6">char</text:span><text:span text:style-name="T9"> counter = 99;  </text:span></text:p>
        </text:list-item>
        <text:list-item>
          <text:p text:style-name="P8">    <text:span text:style-name="T9">unsigned </text:span><text:span text:style-name="T6">char</text:span><text:span text:style-name="T9"> counterDisplay = 0;  </text:span></text:p>
        </text:list-item>
        <text:list-item>
          <text:p text:style-name="P9">      </text:p>
        </text:list-item>
        <text:list-item>
          <text:p text:style-name="P8">    <text:span text:style-name="T9">unsigned </text:span><text:span text:style-name="T6">char</text:span><text:span text:style-name="T9"> binBuffer[8];  </text:span></text:p>
        </text:list-item>
        <text:list-item>
          <text:p text:style-name="P9">      </text:p>
        </text:list-item>
        <text:list-item>
          <text:p text:style-name="P8">    <text:span text:style-name="T9">lcd_cmd(L_CLR);  </text:span></text:p>
        </text:list-item>
        <text:list-item>
          <text:p text:style-name="P9">    <text:span text:style-name="T9">lcd_cmd(L_L1);  </text:span></text:p>
        </text:list-item>
        <text:list-item>
          <text:p text:style-name="P8">    <text:span text:style-name="T9">lcd_str(</text:span><text:span text:style-name="T11">"Program 6 start"</text:span><text:span text:style-name="T9">);  </text:span></text:p>
        </text:list-item>
        <text:list-item>
          <text:p text:style-name="P9">      </text:p>
        </text:list-item>
        <text:list-item>
          <text:p text:style-name="P8">    <text:span text:style-name="T8">do</text:span><text:span text:style-name="T9"> {  </text:span></text:p>
        </text:list-item>
        <text:list-item>
          <text:p text:style-name="P9">        <text:span text:style-name="T9">counterDisplay = convertIntoToBCD(counter);  </text:span></text:p>
        </text:list-item>
        <text:list-item>
          <text:p text:style-name="P8">          </text:p>
        </text:list-item>
        <text:list-item>
          <text:p text:style-name="P9">        <text:span text:style-name="T9">intToBinary(binBuffer, counterDisplay);   </text:span></text:p>
        </text:list-item>
        <text:list-item>
          <text:p text:style-name="P8">          </text:p>
        </text:list-item>
        <text:list-item>
          <text:p text:style-name="P9">        <text:span text:style-name="T9">printMask(binBuffer);  </text:span></text:p>
        </text:list-item>
        <text:list-item>
          <text:p text:style-name="P8">          </text:p>
        </text:list-item>
        <text:list-item>
          <text:p text:style-name="P9">        <text:span text:style-name="T8">if</text:span><text:span text:style-name="T9"> (isProgramInterupted() == 1) </text:span><text:span text:style-name="T8">return</text:span><text:span text:style-name="T9">;  </text:span></text:p>
        </text:list-item>
        <text:list-item>
          <text:p text:style-name="P8">          </text:p>
        </text:list-item>
        <text:list-item>
          <text:p text:style-name="P9">        <text:span text:style-name="T9">delay(200);  </text:span></text:p>
        </text:list-item>
        <text:list-item>
          <text:p text:style-name="P8">          </text:p>
        </text:list-item>
        <text:list-item>
          <text:p text:style-name="P9">        <text:span text:style-name="T8">if</text:span><text:span text:style-name="T9"> (isProgramInterupted() == 1) </text:span><text:span text:style-name="T8">return</text:span><text:span text:style-name="T9">;          </text:span></text:p>
        </text:list-item>
        <text:list-item>
          <text:p text:style-name="P8">          </text:p>
        </text:list-item>
        <text:list-item>
          <text:p text:style-name="P9">        <text:span text:style-name="T9">counter--;  </text:span></text:p>
        </text:list-item>
        <text:list-item>
          <text:p text:style-name="P8">    <text:span text:style-name="T9">} </text:span><text:span text:style-name="T8">while</text:span><text:span text:style-name="T9"> (counter &gt; 0);  </text:span></text:p>
        </text:list-item>
        <text:list-item>
          <text:p text:style-name="P9">      </text:p>
        </text:list-item>
        <text:list-item>
          <text:p text:style-name="P8">    <text:span text:style-name="T9">lcd_cmd(L_CLR);  </text:span></text:p>
        </text:list-item>
        <text:list-item>
          <text:p text:style-name="P9">    <text:span text:style-name="T9">lcd_cmd(L_L1);  </text:span></text:p>
        </text:list-item>
        <text:list-item>
          <text:p text:style-name="P8">    <text:span text:style-name="T9">lcd_str(</text:span><text:span text:style-name="T11">"Program 6 end"</text:span><text:span text:style-name="T9">);  </text:span></text:p>
        </text:list-item>
        <text:list-item>
          <text:p text:style-name="P6">}  </text:p>
        </text:list-item>
        <text:list-item>
          <text:p text:style-name="P8">  </text:p>
        </text:list-item>
        <text:list-item>
          <text:p text:style-name="P6">unsigned <text:span text:style-name="T5">char</text:span> nextSnake(unsigned <text:span text:style-name="T5">char</text:span> snake)  </text:p>
        </text:list-item>
        <text:list-item>
          <text:p text:style-name="P5">{  </text:p>
        </text:list-item>
        <text:list-item>
          <text:p text:style-name="P9">    <text:span text:style-name="T9">unsigned </text:span><text:span text:style-name="T6">char</text:span><text:span text:style-name="T9"> result = snake;  </text:span></text:p>
        </text:list-item>
        <text:list-item>
          <text:p text:style-name="P8">      </text:p>
        </text:list-item>
        <text:list-item>
          <text:p text:style-name="P9">    <text:span text:style-name="T8">if</text:span><text:span text:style-name="T9"> (result == 7) {  </text:span></text:p>
        </text:list-item>
        <text:list-item>
          <text:p text:style-name="P8">        <text:span text:style-name="T9">direction = 0;  </text:span></text:p>
        </text:list-item>
        <text:list-item>
          <text:p text:style-name="P9">    <text:span text:style-name="T9">} </text:span><text:span text:style-name="T8">else</text:span><text:span text:style-name="T9"> </text:span><text:span text:style-name="T8">if</text:span><text:span text:style-name="T9"> (result == 224) {  </text:span></text:p>
        </text:list-item>
        <text:list-item>
          <text:p text:style-name="P8">        <text:span text:style-name="T9">direction = 1;  </text:span></text:p>
        </text:list-item>
        <text:list-item>
          <text:p text:style-name="P9">    <text:span text:style-name="T9">}  </text:span></text:p>
        </text:list-item>
        <text:list-item>
          <text:p text:style-name="P8">      </text:p>
        </text:list-item>
        <text:list-item>
          <text:p text:style-name="P9">    <text:span text:style-name="T8">if</text:span><text:span text:style-name="T9"> (direction == 0) {  </text:span></text:p>
        </text:list-item>
        <text:list-item>
          <text:p text:style-name="P8">        <text:span text:style-name="T9">result &lt;&lt;= 1;  </text:span></text:p>
        </text:list-item>
        <text:list-item>
          <text:p text:style-name="P9">    <text:span text:style-name="T9">} </text:span><text:span text:style-name="T8">else</text:span><text:span text:style-name="T9"> {  </text:span></text:p>
        </text:list-item>
        <text:list-item>
          <text:p text:style-name="P8">        <text:span text:style-name="T9">result &gt;&gt;= 1;  </text:span></text:p>
        </text:list-item>
        <text:list-item>
          <text:p text:style-name="P9">    <text:span text:style-name="T9">}  </text:span></text:p>
        </text:list-item>
        <text:list-item>
          <text:p text:style-name="P8">      </text:p>
        </text:list-item>
        <text:list-item>
          <text:p text:style-name="P9">    <text:span text:style-name="T8">return</text:span><text:span text:style-name="T9"> result;  </text:span></text:p>
        </text:list-item>
        <text:list-item>
          <text:p text:style-name="P5">}  </text:p>
        </text:list-item>
        <text:list-item>
          <text:p text:style-name="P9">  </text:p>
        </text:list-item>
        <text:list-item>
          <text:p text:style-name="P5"><text:span text:style-name="T7">void</text:span> subProgram7()  </text:p>
        </text:list-item>
        <text:list-item>
          <text:p text:style-name="P6">{  </text:p>
        </text:list-item>
        <text:list-item>
          <text:p text:style-name="P8">    <text:span text:style-name="T9">lcd_cmd(L_CLR);  </text:span></text:p>
        </text:list-item>
        <text:list-item>
          <text:p text:style-name="P9">    <text:span text:style-name="T9">lcd_cmd(L_L1);  </text:span></text:p>
        </text:list-item>
        <text:list-item>
          <text:p text:style-name="P8"><text:soft-page-break/>    <text:span text:style-name="T9">lcd_str(</text:span><text:span text:style-name="T11">"Program 7 start"</text:span><text:span text:style-name="T9">);  </text:span></text:p>
        </text:list-item>
        <text:list-item>
          <text:p text:style-name="P9">      </text:p>
        </text:list-item>
        <text:list-item>
          <text:p text:style-name="P8">    <text:span text:style-name="T9">unsigned </text:span><text:span text:style-name="T6">char</text:span><text:span text:style-name="T9"> counterDisplay = 0;  </text:span></text:p>
        </text:list-item>
        <text:list-item>
          <text:p text:style-name="P9">    <text:span text:style-name="T9">unsigned </text:span><text:span text:style-name="T6">char</text:span><text:span text:style-name="T9"> snake = 7;  </text:span></text:p>
        </text:list-item>
        <text:list-item>
          <text:p text:style-name="P8">    <text:span text:style-name="T9">unsigned </text:span><text:span text:style-name="T6">char</text:span><text:span text:style-name="T9"> binBuffer[8];  </text:span></text:p>
        </text:list-item>
        <text:list-item>
          <text:p text:style-name="P9">  </text:p>
        </text:list-item>
        <text:list-item>
          <text:p text:style-name="P8">    <text:span text:style-name="T8">while</text:span><text:span text:style-name="T9"> (1) {  </text:span></text:p>
        </text:list-item>
        <text:list-item>
          <text:p text:style-name="P9">        <text:span text:style-name="T9">counterDisplay = snake;  </text:span></text:p>
        </text:list-item>
        <text:list-item>
          <text:p text:style-name="P8">         </text:p>
        </text:list-item>
        <text:list-item>
          <text:p text:style-name="P9">        <text:span text:style-name="T9">intToBinary(binBuffer, counterDisplay);   </text:span></text:p>
        </text:list-item>
        <text:list-item>
          <text:p text:style-name="P8">          </text:p>
        </text:list-item>
        <text:list-item>
          <text:p text:style-name="P9">        <text:span text:style-name="T9">printMask(binBuffer);  </text:span></text:p>
        </text:list-item>
        <text:list-item>
          <text:p text:style-name="P8">          </text:p>
        </text:list-item>
        <text:list-item>
          <text:p text:style-name="P9">        <text:span text:style-name="T8">if</text:span><text:span text:style-name="T9"> (isProgramInterupted() == 1) </text:span><text:span text:style-name="T8">return</text:span><text:span text:style-name="T9">;  </text:span></text:p>
        </text:list-item>
        <text:list-item>
          <text:p text:style-name="P8">          </text:p>
        </text:list-item>
        <text:list-item>
          <text:p text:style-name="P9">        <text:span text:style-name="T9">delay(200);  </text:span></text:p>
        </text:list-item>
        <text:list-item>
          <text:p text:style-name="P8">          </text:p>
        </text:list-item>
        <text:list-item>
          <text:p text:style-name="P9">        <text:span text:style-name="T8">if</text:span><text:span text:style-name="T9"> (isProgramInterupted() == 1) </text:span><text:span text:style-name="T8">return</text:span><text:span text:style-name="T9">;  </text:span></text:p>
        </text:list-item>
        <text:list-item>
          <text:p text:style-name="P8">          </text:p>
        </text:list-item>
        <text:list-item>
          <text:p text:style-name="P9">        <text:span text:style-name="T9">snake = nextSnake(snake);  </text:span></text:p>
        </text:list-item>
        <text:list-item>
          <text:p text:style-name="P8">    <text:span text:style-name="T9">}  </text:span></text:p>
        </text:list-item>
        <text:list-item>
          <text:p text:style-name="P6">}  </text:p>
        </text:list-item>
        <text:list-item>
          <text:p text:style-name="P8">  </text:p>
        </text:list-item>
        <text:list-item>
          <text:p text:style-name="P6"><text:span text:style-name="T7">void</text:span> clearMaskFromNthPosition(unsigned <text:span text:style-name="T5">char</text:span> * mask, <text:span text:style-name="T5">int</text:span> position)  </text:p>
        </text:list-item>
        <text:list-item>
          <text:p text:style-name="P5">{  </text:p>
        </text:list-item>
        <text:list-item>
          <text:p text:style-name="P9">    <text:span text:style-name="T8">for</text:span><text:span text:style-name="T9"> (</text:span><text:span text:style-name="T6">int</text:span><text:span text:style-name="T9"> i = position - 1; i &gt;= 0; i--) {  </text:span></text:p>
        </text:list-item>
        <text:list-item>
          <text:p text:style-name="P8">        <text:span text:style-name="T9">mask[i] = 0;  </text:span></text:p>
        </text:list-item>
        <text:list-item>
          <text:p text:style-name="P9">    <text:span text:style-name="T9">}  </text:span></text:p>
        </text:list-item>
        <text:list-item>
          <text:p text:style-name="P5">}  </text:p>
        </text:list-item>
        <text:list-item>
          <text:p text:style-name="P9">  </text:p>
        </text:list-item>
        <text:list-item>
          <text:p text:style-name="P5"><text:span text:style-name="T7">void</text:span> subProgram8()  </text:p>
        </text:list-item>
        <text:list-item>
          <text:p text:style-name="P6">{  </text:p>
        </text:list-item>
        <text:list-item>
          <text:p text:style-name="P8">    <text:span text:style-name="T9">lcd_cmd(L_CLR);  </text:span></text:p>
        </text:list-item>
        <text:list-item>
          <text:p text:style-name="P9">    <text:span text:style-name="T9">lcd_cmd(L_L1);  </text:span></text:p>
        </text:list-item>
        <text:list-item>
          <text:p text:style-name="P8">    <text:span text:style-name="T9">lcd_str(</text:span><text:span text:style-name="T11">"Program 8 start"</text:span><text:span text:style-name="T9">);  </text:span></text:p>
        </text:list-item>
        <text:list-item>
          <text:p text:style-name="P9">      </text:p>
        </text:list-item>
        <text:list-item>
          <text:p text:style-name="P8">  </text:p>
        </text:list-item>
        <text:list-item>
          <text:p text:style-name="P9">    <text:span text:style-name="T9">unsigned </text:span><text:span text:style-name="T6">char</text:span><text:span text:style-name="T9"> mask[8];  </text:span></text:p>
        </text:list-item>
        <text:list-item>
          <text:p text:style-name="P8">    <text:span text:style-name="T9">mask[7] = 0;  </text:span></text:p>
        </text:list-item>
        <text:list-item>
          <text:p text:style-name="P9">    <text:span text:style-name="T9">mask[6] = 0;  </text:span></text:p>
        </text:list-item>
        <text:list-item>
          <text:p text:style-name="P8">    <text:span text:style-name="T9">mask[5] = 0;  </text:span></text:p>
        </text:list-item>
        <text:list-item>
          <text:p text:style-name="P9">    <text:span text:style-name="T9">mask[4] = 0;  </text:span></text:p>
        </text:list-item>
        <text:list-item>
          <text:p text:style-name="P8">    <text:span text:style-name="T9">mask[3] = 0;  </text:span></text:p>
        </text:list-item>
        <text:list-item>
          <text:p text:style-name="P9">    <text:span text:style-name="T9">mask[2] = 0;  </text:span></text:p>
        </text:list-item>
        <text:list-item>
          <text:p text:style-name="P8">    <text:span text:style-name="T9">mask[1] = 0;  </text:span></text:p>
        </text:list-item>
        <text:list-item>
          <text:p text:style-name="P9">    <text:span text:style-name="T9">mask[0] = 1;  </text:span></text:p>
        </text:list-item>
        <text:list-item>
          <text:p text:style-name="P8">  </text:p>
        </text:list-item>
        <text:list-item>
          <text:p text:style-name="P9">  </text:p>
        </text:list-item>
        <text:list-item>
          <text:p text:style-name="P8">    <text:span text:style-name="T8">for</text:span><text:span text:style-name="T9"> (</text:span><text:span text:style-name="T6">int</text:span><text:span text:style-name="T9"> j = 7; j &gt;= 0; j--) {  </text:span></text:p>
        </text:list-item>
        <text:list-item>
          <text:p text:style-name="P9">        <text:span text:style-name="T8">for</text:span><text:span text:style-name="T9"> (</text:span><text:span text:style-name="T6">int</text:span><text:span text:style-name="T9"> i = 0; i &lt;= j; i++) {  </text:span></text:p>
        </text:list-item>
        <text:list-item>
          <text:p text:style-name="P8">            <text:span text:style-name="T9">mask[i] = 1;  </text:span></text:p>
        </text:list-item>
        <text:list-item>
          <text:p text:style-name="P9">            <text:span text:style-name="T8">if</text:span><text:span text:style-name="T9"> (isProgramInterupted() == 1) </text:span><text:span text:style-name="T8">return</text:span><text:span text:style-name="T9">;  </text:span></text:p>
        </text:list-item>
        <text:list-item>
          <text:p text:style-name="P8">            <text:span text:style-name="T9">clearMaskFromNthPosition(mask, i);  </text:span></text:p>
        </text:list-item>
        <text:list-item>
          <text:p text:style-name="P9">            <text:span text:style-name="T8">if</text:span><text:span text:style-name="T9"> (isProgramInterupted() == 1) </text:span><text:span text:style-name="T8">return</text:span><text:span text:style-name="T9">;  </text:span></text:p>
        </text:list-item>
        <text:list-item>
          <text:p text:style-name="P8"><text:soft-page-break/>            <text:span text:style-name="T9">printMask(mask);  </text:span></text:p>
        </text:list-item>
        <text:list-item>
          <text:p text:style-name="P9">            <text:span text:style-name="T8">if</text:span><text:span text:style-name="T9"> (isProgramInterupted() == 1) </text:span><text:span text:style-name="T8">return</text:span><text:span text:style-name="T9">;  </text:span></text:p>
        </text:list-item>
        <text:list-item>
          <text:p text:style-name="P8">            <text:span text:style-name="T9">delay(100);  </text:span></text:p>
        </text:list-item>
        <text:list-item>
          <text:p text:style-name="P9">            <text:span text:style-name="T8">if</text:span><text:span text:style-name="T9"> (isProgramInterupted() == 1) </text:span><text:span text:style-name="T8">return</text:span><text:span text:style-name="T9">;  </text:span></text:p>
        </text:list-item>
        <text:list-item>
          <text:p text:style-name="P8">        <text:span text:style-name="T9">}  </text:span></text:p>
        </text:list-item>
        <text:list-item>
          <text:p text:style-name="P9">    <text:span text:style-name="T9">}  </text:span></text:p>
        </text:list-item>
        <text:list-item>
          <text:p text:style-name="P8">  </text:p>
        </text:list-item>
        <text:list-item>
          <text:p text:style-name="P9">    <text:span text:style-name="T9">lcd_cmd(L_CLR);  </text:span></text:p>
        </text:list-item>
        <text:list-item>
          <text:p text:style-name="P8">    <text:span text:style-name="T9">lcd_cmd(L_L1);  </text:span></text:p>
        </text:list-item>
        <text:list-item>
          <text:p text:style-name="P9">    <text:span text:style-name="T9">lcd_str(</text:span><text:span text:style-name="T11">"Program 8 end"</text:span><text:span text:style-name="T9">);  </text:span></text:p>
        </text:list-item>
        <text:list-item>
          <text:p text:style-name="P8">    <text:span text:style-name="T9">delay(500);  </text:span></text:p>
        </text:list-item>
        <text:list-item>
          <text:p text:style-name="P6">}  </text:p>
        </text:list-item>
        <text:list-item>
          <text:p text:style-name="P8">  </text:p>
        </text:list-item>
        <text:list-item>
          <text:p text:style-name="P6">unsigned <text:span text:style-name="T5">char</text:span> getGeneratedValue(unsigned <text:span text:style-name="T5">char</text:span> seed)  </text:p>
        </text:list-item>
        <text:list-item>
          <text:p text:style-name="P5">{  </text:p>
        </text:list-item>
        <text:list-item>
          <text:p text:style-name="P9">    <text:span text:style-name="T9">unsigned </text:span><text:span text:style-name="T6">char</text:span><text:span text:style-name="T9"> rolledSeed = seed &gt;&gt; 1;  </text:span></text:p>
        </text:list-item>
        <text:list-item>
          <text:p text:style-name="P8">      </text:p>
        </text:list-item>
        <text:list-item>
          <text:p text:style-name="P9">    <text:span text:style-name="T9">unsigned </text:span><text:span text:style-name="T6">char</text:span><text:span text:style-name="T9"> firstBit = seed &amp; 1;  </text:span></text:p>
        </text:list-item>
        <text:list-item>
          <text:p text:style-name="P8">    <text:span text:style-name="T9">unsigned </text:span><text:span text:style-name="T6">char</text:span><text:span text:style-name="T9"> secondBit = (seed &gt;&gt; 2) &amp; 1;  </text:span></text:p>
        </text:list-item>
        <text:list-item>
          <text:p text:style-name="P9">    <text:span text:style-name="T9">unsigned </text:span><text:span text:style-name="T6">char</text:span><text:span text:style-name="T9"> fifthBit = (seed &gt;&gt; 5) &amp; 1;  </text:span></text:p>
        </text:list-item>
        <text:list-item>
          <text:p text:style-name="P8">    <text:span text:style-name="T9">unsigned </text:span><text:span text:style-name="T6">char</text:span><text:span text:style-name="T9"> sixthBit = (seed &gt;&gt; 6) &amp; 1;  </text:span></text:p>
        </text:list-item>
        <text:list-item>
          <text:p text:style-name="P9">      </text:p>
        </text:list-item>
        <text:list-item>
          <text:p text:style-name="P8">    <text:span text:style-name="T9">unsigned </text:span><text:span text:style-name="T6">char</text:span><text:span text:style-name="T9"> xoredBits = firstBit ^ secondBit;  </text:span></text:p>
        </text:list-item>
        <text:list-item>
          <text:p text:style-name="P9">      </text:p>
        </text:list-item>
        <text:list-item>
          <text:p text:style-name="P8">    <text:span text:style-name="T9">xoredBits ^= fifthBit;  </text:span></text:p>
        </text:list-item>
        <text:list-item>
          <text:p text:style-name="P9">    <text:span text:style-name="T9">xoredBits ^= sixthBit;  </text:span></text:p>
        </text:list-item>
        <text:list-item>
          <text:p text:style-name="P8">      </text:p>
        </text:list-item>
        <text:list-item>
          <text:p text:style-name="P9">    <text:span text:style-name="T8">return</text:span><text:span text:style-name="T9"> rolledSeed | (xoredBits &lt;&lt; 5);  </text:span></text:p>
        </text:list-item>
        <text:list-item>
          <text:p text:style-name="P5">}  </text:p>
        </text:list-item>
        <text:list-item>
          <text:p text:style-name="P9">  </text:p>
        </text:list-item>
        <text:list-item>
          <text:p text:style-name="P5"><text:span text:style-name="T7">void</text:span> subProgram9()  </text:p>
        </text:list-item>
        <text:list-item>
          <text:p text:style-name="P6">{  </text:p>
        </text:list-item>
        <text:list-item>
          <text:p text:style-name="P8">    <text:span text:style-name="T9">lcd_cmd(L_CLR);  </text:span></text:p>
        </text:list-item>
        <text:list-item>
          <text:p text:style-name="P9">    <text:span text:style-name="T9">lcd_cmd(L_L1);  </text:span></text:p>
        </text:list-item>
        <text:list-item>
          <text:p text:style-name="P8">    <text:span text:style-name="T9">lcd_str(</text:span><text:span text:style-name="T11">"Program 9 start"</text:span><text:span text:style-name="T9">);  </text:span></text:p>
        </text:list-item>
        <text:list-item>
          <text:p text:style-name="P9">      </text:p>
        </text:list-item>
        <text:list-item>
          <text:p text:style-name="P8">    <text:span text:style-name="T9">unsigned </text:span><text:span text:style-name="T6">char</text:span><text:span text:style-name="T9"> seed = 1;  </text:span></text:p>
        </text:list-item>
        <text:list-item>
          <text:p text:style-name="P9">    <text:span text:style-name="T9">unsigned </text:span><text:span text:style-name="T6">char</text:span><text:span text:style-name="T9"> binBuffer[8];  </text:span></text:p>
        </text:list-item>
        <text:list-item>
          <text:p text:style-name="P8">      </text:p>
        </text:list-item>
        <text:list-item>
          <text:p text:style-name="P9">    <text:span text:style-name="T8">while</text:span><text:span text:style-name="T9"> (1) {  </text:span></text:p>
        </text:list-item>
        <text:list-item>
          <text:p text:style-name="P8">        <text:span text:style-name="T9">intToBinary(binBuffer, seed);   </text:span></text:p>
        </text:list-item>
        <text:list-item>
          <text:p text:style-name="P9">          </text:p>
        </text:list-item>
        <text:list-item>
          <text:p text:style-name="P8">        <text:span text:style-name="T9">printMask(binBuffer);  </text:span></text:p>
        </text:list-item>
        <text:list-item>
          <text:p text:style-name="P9">      </text:p>
        </text:list-item>
        <text:list-item>
          <text:p text:style-name="P8">        <text:span text:style-name="T9">seed = getGeneratedValue(seed);  </text:span></text:p>
        </text:list-item>
        <text:list-item>
          <text:p text:style-name="P9">          </text:p>
        </text:list-item>
        <text:list-item>
          <text:p text:style-name="P8">        <text:span text:style-name="T9">delay(200);  </text:span></text:p>
        </text:list-item>
        <text:list-item>
          <text:p text:style-name="P9">    <text:span text:style-name="T9">}     </text:span></text:p>
        </text:list-item>
        <text:list-item>
          <text:p text:style-name="P5">}  </text:p>
        </text:list-item>
        <text:list-item>
          <text:p text:style-name="P9">  </text:p>
        </text:list-item>
        <text:list-item>
          <text:p text:style-name="P5"><text:span text:style-name="T7">void</text:span> runSubProgram(unsigned <text:span text:style-name="T5">int</text:span> program)  </text:p>
        </text:list-item>
        <text:list-item>
          <text:p text:style-name="P6">{  </text:p>
        </text:list-item>
        <text:list-item>
          <text:p text:style-name="P8">    <text:span text:style-name="T8">switch</text:span><text:span text:style-name="T9"> (program) {  </text:span></text:p>
        </text:list-item>
        <text:list-item>
          <text:p text:style-name="P9">        <text:span text:style-name="T8">case</text:span><text:span text:style-name="T9"> 1:  </text:span></text:p>
        </text:list-item>
        <text:list-item>
          <text:p text:style-name="P8"><text:soft-page-break/>            <text:span text:style-name="T9">subProgram1();  </text:span></text:p>
        </text:list-item>
        <text:list-item>
          <text:p text:style-name="P9">            <text:span text:style-name="T8">break</text:span><text:span text:style-name="T9">;  </text:span></text:p>
        </text:list-item>
        <text:list-item>
          <text:p text:style-name="P8">              </text:p>
        </text:list-item>
        <text:list-item>
          <text:p text:style-name="P9">        <text:span text:style-name="T8">case</text:span><text:span text:style-name="T9"> 2:  </text:span></text:p>
        </text:list-item>
        <text:list-item>
          <text:p text:style-name="P8">            <text:span text:style-name="T9">subProgram2();  </text:span></text:p>
        </text:list-item>
        <text:list-item>
          <text:p text:style-name="P9">            <text:span text:style-name="T8">break</text:span><text:span text:style-name="T9">;  </text:span></text:p>
        </text:list-item>
        <text:list-item>
          <text:p text:style-name="P8">              </text:p>
        </text:list-item>
        <text:list-item>
          <text:p text:style-name="P9">        <text:span text:style-name="T8">case</text:span><text:span text:style-name="T9"> 3:  </text:span></text:p>
        </text:list-item>
        <text:list-item>
          <text:p text:style-name="P8">            <text:span text:style-name="T9">subProgram3();  </text:span></text:p>
        </text:list-item>
        <text:list-item>
          <text:p text:style-name="P9">            <text:span text:style-name="T8">break</text:span><text:span text:style-name="T9">;  </text:span></text:p>
        </text:list-item>
        <text:list-item>
          <text:p text:style-name="P8">  </text:p>
        </text:list-item>
        <text:list-item>
          <text:p text:style-name="P9">        <text:span text:style-name="T8">case</text:span><text:span text:style-name="T9"> 4:  </text:span></text:p>
        </text:list-item>
        <text:list-item>
          <text:p text:style-name="P8">            <text:span text:style-name="T9">subProgram4();  </text:span></text:p>
        </text:list-item>
        <text:list-item>
          <text:p text:style-name="P9">            <text:span text:style-name="T8">break</text:span><text:span text:style-name="T9">;  </text:span></text:p>
        </text:list-item>
        <text:list-item>
          <text:p text:style-name="P8">              </text:p>
        </text:list-item>
        <text:list-item>
          <text:p text:style-name="P9">        <text:span text:style-name="T8">case</text:span><text:span text:style-name="T9"> 5:  </text:span></text:p>
        </text:list-item>
        <text:list-item>
          <text:p text:style-name="P8">            <text:span text:style-name="T9">subProgram5();  </text:span></text:p>
        </text:list-item>
        <text:list-item>
          <text:p text:style-name="P9">            <text:span text:style-name="T8">break</text:span><text:span text:style-name="T9">;  </text:span></text:p>
        </text:list-item>
        <text:list-item>
          <text:p text:style-name="P8">              </text:p>
        </text:list-item>
        <text:list-item>
          <text:p text:style-name="P9">        <text:span text:style-name="T8">case</text:span><text:span text:style-name="T9"> 6:  </text:span></text:p>
        </text:list-item>
        <text:list-item>
          <text:p text:style-name="P8">            <text:span text:style-name="T9">subProgram6();  </text:span></text:p>
        </text:list-item>
        <text:list-item>
          <text:p text:style-name="P9">            <text:span text:style-name="T8">break</text:span><text:span text:style-name="T9">;  </text:span></text:p>
        </text:list-item>
        <text:list-item>
          <text:p text:style-name="P8">              </text:p>
        </text:list-item>
        <text:list-item>
          <text:p text:style-name="P9">        <text:span text:style-name="T8">case</text:span><text:span text:style-name="T9"> 7:  </text:span></text:p>
        </text:list-item>
        <text:list-item>
          <text:p text:style-name="P8">            <text:span text:style-name="T9">subProgram7();  </text:span></text:p>
        </text:list-item>
        <text:list-item>
          <text:p text:style-name="P9">            <text:span text:style-name="T8">break</text:span><text:span text:style-name="T9">;  </text:span></text:p>
        </text:list-item>
        <text:list-item>
          <text:p text:style-name="P8">              </text:p>
        </text:list-item>
        <text:list-item>
          <text:p text:style-name="P9">        <text:span text:style-name="T8">case</text:span><text:span text:style-name="T9"> 8:  </text:span></text:p>
        </text:list-item>
        <text:list-item>
          <text:p text:style-name="P8">            <text:span text:style-name="T9">subProgram8();  </text:span></text:p>
        </text:list-item>
        <text:list-item>
          <text:p text:style-name="P9">            <text:span text:style-name="T8">break</text:span><text:span text:style-name="T9">;  </text:span></text:p>
        </text:list-item>
        <text:list-item>
          <text:p text:style-name="P8">              </text:p>
        </text:list-item>
        <text:list-item>
          <text:p text:style-name="P9">        <text:span text:style-name="T8">case</text:span><text:span text:style-name="T9"> 9:  </text:span></text:p>
        </text:list-item>
        <text:list-item>
          <text:p text:style-name="P8">            <text:span text:style-name="T9">subProgram9();  </text:span></text:p>
        </text:list-item>
        <text:list-item>
          <text:p text:style-name="P9">            <text:span text:style-name="T8">break</text:span><text:span text:style-name="T9">;  </text:span></text:p>
        </text:list-item>
        <text:list-item>
          <text:p text:style-name="P8">    <text:span text:style-name="T9">}  </text:span></text:p>
        </text:list-item>
        <text:list-item>
          <text:p text:style-name="P6">}  </text:p>
        </text:list-item>
        <text:list-item>
          <text:p text:style-name="P8">  </text:p>
        </text:list-item>
        <text:list-item>
          <text:p text:style-name="P6"><text:span text:style-name="T5">int</text:span> isProgramInterupted()  </text:p>
        </text:list-item>
        <text:list-item>
          <text:p text:style-name="P5">{  </text:p>
        </text:list-item>
        <text:list-item>
          <text:p text:style-name="P9">    <text:span text:style-name="T9">unsigned </text:span><text:span text:style-name="T6">int</text:span><text:span text:style-name="T9"> i = 6000;  </text:span></text:p>
        </text:list-item>
        <text:list-item>
          <text:p text:style-name="P8">  </text:p>
        </text:list-item>
        <text:list-item>
          <text:p text:style-name="P9">    <text:span text:style-name="T8">while</text:span><text:span text:style-name="T9">(PORTBbits.RB4 &amp;&amp; PORTBbits.RB3 &amp;&amp; i &gt; 0)  </text:span></text:p>
        </text:list-item>
        <text:list-item>
          <text:p text:style-name="P8">    <text:span text:style-name="T9">{  </text:span></text:p>
        </text:list-item>
        <text:list-item>
          <text:p text:style-name="P9">        <text:span text:style-name="T9">i--;  </text:span></text:p>
        </text:list-item>
        <text:list-item>
          <text:p text:style-name="P8">    <text:span text:style-name="T9">}  </text:span></text:p>
        </text:list-item>
        <text:list-item>
          <text:p text:style-name="P9">  </text:p>
        </text:list-item>
        <text:list-item>
          <text:p text:style-name="P8">    <text:span text:style-name="T8">if</text:span><text:span text:style-name="T9">((PORTBbits.RB3 == 0) || (PORTBbits.RB4 == 0))  </text:span></text:p>
        </text:list-item>
        <text:list-item>
          <text:p text:style-name="P9">    <text:span text:style-name="T9">{  </text:span></text:p>
        </text:list-item>
        <text:list-item>
          <text:p text:style-name="P8">        <text:span text:style-name="T8">return</text:span><text:span text:style-name="T9"> 1;  </text:span></text:p>
        </text:list-item>
        <text:list-item>
          <text:p text:style-name="P9">    <text:span text:style-name="T9">}  </text:span></text:p>
        </text:list-item>
        <text:list-item>
          <text:p text:style-name="P8">  </text:p>
        </text:list-item>
        <text:list-item>
          <text:p text:style-name="P9">    <text:span text:style-name="T8">return</text:span><text:span text:style-name="T9"> 0;  </text:span></text:p>
        </text:list-item>
        <text:list-item>
          <text:p text:style-name="P5">}  </text:p>
        </text:list-item>
        <text:list-item>
          <text:p text:style-name="P9"><text:soft-page-break/>  </text:p>
        </text:list-item>
        <text:list-item>
          <text:p text:style-name="P5"><text:span text:style-name="T7">void</text:span> changeProgram(unsigned <text:span text:style-name="T5">int</text:span> * program)  </text:p>
        </text:list-item>
        <text:list-item>
          <text:p text:style-name="P6">{  </text:p>
        </text:list-item>
        <text:list-item>
          <text:p text:style-name="P8">    <text:span text:style-name="T9">unsigned </text:span><text:span text:style-name="T6">int</text:span><text:span text:style-name="T9"> i = 6000;  </text:span></text:p>
        </text:list-item>
        <text:list-item>
          <text:p text:style-name="P9">  </text:p>
        </text:list-item>
        <text:list-item>
          <text:p text:style-name="P8">    <text:span text:style-name="T8">while</text:span><text:span text:style-name="T9">(PORTBbits.RB4 &amp;&amp; PORTBbits.RB3 &amp;&amp; i &gt; 0)  </text:span></text:p>
        </text:list-item>
        <text:list-item>
          <text:p text:style-name="P9">    <text:span text:style-name="T9">{  </text:span></text:p>
        </text:list-item>
        <text:list-item>
          <text:p text:style-name="P8">        <text:span text:style-name="T9">i--;  </text:span></text:p>
        </text:list-item>
        <text:list-item>
          <text:p text:style-name="P9">    <text:span text:style-name="T9">}  </text:span></text:p>
        </text:list-item>
        <text:list-item>
          <text:p text:style-name="P8">  </text:p>
        </text:list-item>
        <text:list-item>
          <text:p text:style-name="P9">    <text:span text:style-name="T8">if</text:span><text:span text:style-name="T9">(PORTBbits.RB3 == 0)  </text:span></text:p>
        </text:list-item>
        <text:list-item>
          <text:p text:style-name="P8">    <text:span text:style-name="T9">{  </text:span></text:p>
        </text:list-item>
        <text:list-item>
          <text:p text:style-name="P9">        <text:span text:style-name="T8">if</text:span><text:span text:style-name="T9"> (*program &lt; 9) {  </text:span></text:p>
        </text:list-item>
        <text:list-item>
          <text:p text:style-name="P8">            <text:span text:style-name="T9">(*program)++;  </text:span></text:p>
        </text:list-item>
        <text:list-item>
          <text:p text:style-name="P9">        <text:span text:style-name="T9">} </text:span><text:span text:style-name="T8">else</text:span><text:span text:style-name="T9"> {  </text:span></text:p>
        </text:list-item>
        <text:list-item>
          <text:p text:style-name="P8">            <text:span text:style-name="T9">*program = 1;  </text:span></text:p>
        </text:list-item>
        <text:list-item>
          <text:p text:style-name="P9">        <text:span text:style-name="T9">}  </text:span></text:p>
        </text:list-item>
        <text:list-item>
          <text:p text:style-name="P8">    <text:span text:style-name="T9">}  </text:span></text:p>
        </text:list-item>
        <text:list-item>
          <text:p text:style-name="P9">    <text:span text:style-name="T8">else</text:span><text:span text:style-name="T9"> </text:span><text:span text:style-name="T8">if</text:span><text:span text:style-name="T9">(PORTBbits.RB4 == 0)  </text:span></text:p>
        </text:list-item>
        <text:list-item>
          <text:p text:style-name="P8">    <text:span text:style-name="T9">{  </text:span></text:p>
        </text:list-item>
        <text:list-item>
          <text:p text:style-name="P9">        <text:span text:style-name="T8">if</text:span><text:span text:style-name="T9"> (*program &gt; 1) {  </text:span></text:p>
        </text:list-item>
        <text:list-item>
          <text:p text:style-name="P8">            <text:span text:style-name="T9">(*program)--;  </text:span></text:p>
        </text:list-item>
        <text:list-item>
          <text:p text:style-name="P9">        <text:span text:style-name="T9">} </text:span><text:span text:style-name="T8">else</text:span><text:span text:style-name="T9"> {  </text:span></text:p>
        </text:list-item>
        <text:list-item>
          <text:p text:style-name="P8">            <text:span text:style-name="T9">*program = 9;  </text:span></text:p>
        </text:list-item>
        <text:list-item>
          <text:p text:style-name="P9">        <text:span text:style-name="T9">}  </text:span></text:p>
        </text:list-item>
        <text:list-item>
          <text:p text:style-name="P8">    <text:span text:style-name="T9">}  </text:span></text:p>
        </text:list-item>
        <text:list-item>
          <text:p text:style-name="P6">}  </text:p>
        </text:list-item>
        <text:list-item>
          <text:p text:style-name="P8">  </text:p>
        </text:list-item>
        <text:list-item>
          <text:p text:style-name="P6">unsigned <text:span text:style-name="T5">int</text:span> potentiometr = 0;  </text:p>
        </text:list-item>
        <text:list-item>
          <text:p text:style-name="P8">  </text:p>
        </text:list-item>
        <text:list-item>
          <text:p text:style-name="P6"><text:span text:style-name="T5">char</text:span> potentiomer1value[6];  </text:p>
        </text:list-item>
        <text:list-item>
          <text:p text:style-name="P5"><text:span text:style-name="T5">char</text:span> potentiomer2value[6];  </text:p>
        </text:list-item>
        <text:list-item>
          <text:p text:style-name="P9">  </text:p>
        </text:list-item>
        <text:list-item>
          <text:p text:style-name="P5"><text:span text:style-name="T7">void</text:span> main(<text:span text:style-name="T7">void</text:span>) {  </text:p>
        </text:list-item>
        <text:list-item>
          <text:p text:style-name="P9">      </text:p>
        </text:list-item>
        <text:list-item>
          <text:p text:style-name="P8">    <text:span text:style-name="T9">ADCON0=0x01;  </text:span></text:p>
        </text:list-item>
        <text:list-item>
          <text:p text:style-name="P9">    <text:span text:style-name="T9">ADCON1=0x0B;  </text:span></text:p>
        </text:list-item>
        <text:list-item>
          <text:p text:style-name="P8">    <text:span text:style-name="T9">ADCON2=0x01;  </text:span></text:p>
        </text:list-item>
        <text:list-item>
          <text:p text:style-name="P9">      </text:p>
        </text:list-item>
        <text:list-item>
          <text:p text:style-name="P8">    <text:span text:style-name="T9">TRISA=0xC3;  </text:span></text:p>
        </text:list-item>
        <text:list-item>
          <text:p text:style-name="P9">    <text:span text:style-name="T9">TRISB=0x3F;     </text:span></text:p>
        </text:list-item>
        <text:list-item>
          <text:p text:style-name="P8">    <text:span text:style-name="T9">TRISC=0x01;  </text:span></text:p>
        </text:list-item>
        <text:list-item>
          <text:p text:style-name="P9">    <text:span text:style-name="T9">TRISD=0x00;  </text:span></text:p>
        </text:list-item>
        <text:list-item>
          <text:p text:style-name="P8">    <text:span text:style-name="T9">TRISE=0x00;  </text:span></text:p>
        </text:list-item>
        <text:list-item>
          <text:p text:style-name="P9">  </text:p>
        </text:list-item>
        <text:list-item>
          <text:p text:style-name="P8">    <text:span text:style-name="T9">lcd_init();  </text:span></text:p>
        </text:list-item>
        <text:list-item>
          <text:p text:style-name="P9">    <text:span text:style-name="T9">lcd_cmd(L_CLR);  </text:span></text:p>
        </text:list-item>
        <text:list-item>
          <text:p text:style-name="P8">      </text:p>
        </text:list-item>
        <text:list-item>
          <text:p text:style-name="P9">    <text:span text:style-name="T9">unsigned </text:span><text:span text:style-name="T6">int</text:span><text:span text:style-name="T9"> program = 1;  </text:span></text:p>
        </text:list-item>
        <text:list-item>
          <text:p text:style-name="P8">      </text:p>
        </text:list-item>
        <text:list-item>
          <text:p text:style-name="P9">    <text:span text:style-name="T8">while</text:span><text:span text:style-name="T9">(1) {        </text:span></text:p>
        </text:list-item>
        <text:list-item>
          <text:p text:style-name="P8">        <text:span text:style-name="T9">changeProgram(&amp;program);  </text:span></text:p>
        </text:list-item>
        <text:list-item>
          <text:p text:style-name="P9">  </text:p>
        </text:list-item>
        <text:list-item>
          <text:p text:style-name="P8">        <text:span text:style-name="T9">runSubProgram(program);  </text:span></text:p>
        </text:list-item>
        <text:list-item>
          <text:p text:style-name="P9"><text:soft-page-break/>    <text:span text:style-name="T9">}  </text:span></text:p>
        </text:list-item>
        <text:list-item>
          <text:p text:style-name="P8">      </text:p>
        </text:list-item>
        <text:list-item>
          <text:p text:style-name="P9">    <text:span text:style-name="T8">return</text:span><text:span text:style-name="T9">;  </text:span></text:p>
        </text:list-item>
        <text:list-item>
          <text:p text:style-name="P5">}  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Courier, mono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06:30:38.691296988</meta:creation-date>
    <dc:date>2020-06-06T06:45:54.549594533</dc:date>
    <meta:editing-duration>PT15M12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4" meta:paragraph-count="679" meta:word-count="2519" meta:character-count="19007" meta:non-whitespace-character-count="13371"/>
  </office:meta>
</office:document-meta>
</file>